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"/>
    </style:style>
    <style:style style:name="P2" style:family="paragraph" style:parent-style-name="Standard">
      <style:text-properties fo:font-weight="bold" style:font-name-asian="Times New Roman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name-asian="Times New Roman" style:font-weight-asian="bold" style:font-weight-complex="bold"/>
    </style:style>
    <style:style style:name="P4" style:family="paragraph" style:parent-style-name="Standard">
      <style:text-properties fo:font-weight="bold" fo:background-color="#ffff00" style:font-name-asian="Times New Roman" style:font-weight-asian="bold" style:font-weight-complex="bold"/>
    </style:style>
    <style:style style:name="P5" style:family="paragraph" style:parent-style-name="Standard">
      <style:text-properties fo:font-weight="normal" style:font-name-asian="Times New Roman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name-asian="Times New Roman" style:font-size-asian="16pt" style:font-weight-asian="bold" style:font-size-complex="16pt" style:font-weight-complex="bold"/>
    </style:style>
    <style:style style:name="P8" style:family="paragraph" style:parent-style-name="Standard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16pt" fo:font-weight="bold" style:font-name-asian="Times New Roman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-asian="Times New Roman"/>
    </style:style>
    <style:style style:name="P12" style:family="paragraph" style:parent-style-name="Standard">
      <style:paragraph-properties fo:background-color="#ffffff">
        <style:background-image/>
      </style:paragraph-properties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800000" style:font-name="Consolas" style:font-name-asian="Times New Roman" style:font-name-complex="Times New Roman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color="#000000" style:font-name="Consolas" style:font-name-asian="Times New Roman" style:font-name-complex="Times New Roman"/>
    </style:style>
    <style:style style:name="P15" style:family="paragraph" style:parent-style-name="List_20_Paragraph">
      <style:text-properties fo:font-weight="bold" style:font-name-asian="Times New Roman" style:font-weight-asian="bold" style:font-weight-complex="bold"/>
    </style:style>
    <style:style style:name="P16" style:family="paragraph" style:parent-style-name="List_20_Paragraph">
      <style:paragraph-properties fo:text-align="center" style:justify-single-word="false"/>
      <style:text-properties fo:font-size="16pt" fo:font-weight="bold" style:font-name-asian="Times New Roman" style:font-size-asian="16pt" style:font-weight-asian="bold" style:font-size-complex="16pt" style:font-weight-complex="bold"/>
    </style:style>
    <style:style style:name="P17" style:family="paragraph" style:parent-style-name="List_20_Paragraph">
      <style:text-properties fo:font-weight="normal" style:font-name-asian="Times New Roman" style:font-weight-asian="normal" style:font-weight-complex="normal"/>
    </style:style>
    <style:style style:name="P18" style:family="paragraph" style:parent-style-name="Standard">
      <style:paragraph-properties fo:margin-left="1.5in" fo:margin-right="0in" fo:text-indent="0.5in" style:auto-text-indent="false"/>
      <style:text-properties fo:font-weight="bold" style:font-name-asian="Times New Roman" style:font-weight-asian="bold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weight="normal" style:font-name-asian="Times New Roman" style:font-weight-asian="normal" style:font-weight-complex="normal"/>
    </style:style>
    <style:style style:name="P21" style:family="paragraph" style:parent-style-name="List_20_Paragraph">
      <style:paragraph-properties fo:margin-left="1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name-asian="Times New Roman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style:font-name-asian="Times New Roman" style:font-weight-asian="bold" style:font-weight-complex="bold"/>
    </style:style>
    <style:style style:name="P24" style:family="paragraph" style:parent-style-name="Standard" style:list-style-name="L3">
      <style:text-properties fo:font-weight="bold" style:font-name-asian="Times New Roman" style:font-weight-asian="bold" style:font-weight-complex="bold"/>
    </style:style>
    <style:style style:name="P25" style:family="paragraph" style:parent-style-name="Standard">
      <style:text-properties fo:font-weight="normal" style:font-name-asian="Times New Roman" style:font-weight-asian="normal" style:font-weight-complex="normal"/>
    </style:style>
    <style:style style:name="P26" style:family="paragraph" style:parent-style-name="Standard" style:list-style-name="L1">
      <style:paragraph-properties fo:margin-left="0.5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27" style:family="paragraph" style:parent-style-name="Standard" style:list-style-name="L2">
      <style:paragraph-properties fo:margin-left="0.5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28" style:family="paragraph" style:parent-style-name="Standard" style:list-style-name="L3">
      <style:paragraph-properties fo:margin-left="0.5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29" style:family="paragraph" style:parent-style-name="Standard" style:list-style-name="L1">
      <style:paragraph-properties fo:margin-left="0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30" style:family="paragraph" style:parent-style-name="Standard" style:list-style-name="L2">
      <style:paragraph-properties fo:margin-left="0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31" style:family="paragraph" style:parent-style-name="Standard" style:list-style-name="L3">
      <style:paragraph-properties fo:margin-left="0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32" style:family="paragraph" style:parent-style-name="Standard" style:list-style-name="L2">
      <style:paragraph-properties fo:margin-left="0in" fo:margin-right="0in" fo:text-indent="0in" style:auto-text-indent="false"/>
      <style:text-properties fo:font-weight="normal" style:font-name-asian="Times New Roman" style:font-weight-asian="normal" style:font-weight-complex="normal"/>
    </style:style>
    <style:style style:name="P33" style:family="paragraph" style:parent-style-name="Standard">
      <style:paragraph-properties fo:background-color="#ffffff">
        <style:background-image/>
      </style:paragraph-properties>
      <style:text-properties fo:color="#1c1c1c" style:font-name="Consolas" style:font-name-asian="Times New Roman" style:font-name-complex="Times New Roman"/>
    </style:style>
    <style:style style:name="P34" style:family="paragraph" style:parent-style-name="List_20_Paragraph" style:list-style-name="WWNum1">
      <style:text-properties fo:font-weight="bold" style:font-name-asian="Times New Roman" style:font-weight-asian="bold" style:font-weight-complex="bold"/>
    </style:style>
    <style:style style:name="P35" style:family="paragraph" style:parent-style-name="List_20_Paragraph" style:list-style-name="WWNum3">
      <style:text-properties fo:font-weight="bold" style:font-name-asian="Times New Roman" style:font-weight-asian="bold" style:font-weight-complex="bold"/>
    </style:style>
    <style:style style:name="P36" style:family="paragraph" style:parent-style-name="List_20_Paragraph" style:list-style-name="WWNum4">
      <style:text-properties fo:font-weight="bold" style:font-name-asian="Times New Roman" style:font-weight-asian="bold" style:font-weight-complex="bold"/>
    </style:style>
    <style:style style:name="P37" style:family="paragraph" style:parent-style-name="List_20_Paragraph" style:list-style-name="WWNum6">
      <style:text-properties fo:font-weight="bold" style:font-name-asian="Times New Roman" style:font-weight-asian="bold" style:font-weight-complex="bold"/>
    </style:style>
    <style:style style:name="P38" style:family="paragraph" style:parent-style-name="List_20_Paragraph" style:list-style-name="WWNum5">
      <style:text-properties fo:font-weight="bold" style:font-name-asian="Times New Roman" style:font-weight-asian="bold" style:font-weight-complex="bold"/>
    </style:style>
    <style:style style:name="P39" style:family="paragraph" style:parent-style-name="List_20_Paragraph" style:list-style-name="WWNum2">
      <style:paragraph-properties fo:margin-left="0.25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40" style:family="paragraph" style:parent-style-name="List_20_Paragraph" style:list-style-name="WWNum5">
      <style:paragraph-properties fo:margin-left="0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T1" style:family="text">
      <style:text-properties style:font-name-asian="Times New Roman"/>
    </style:style>
    <style:style style:name="T2" style:family="text">
      <style:text-properties fo:font-weight="bold" style:font-name-asian="Times New Roman" style:font-weight-asian="bold" style:font-weight-complex="bold"/>
    </style:style>
    <style:style style:name="T3" style:family="text">
      <style:text-properties fo:color="#800000" style:font-name="Consolas" style:font-name-asian="Times New Roman" style:font-name-complex="Times New Roman"/>
    </style:style>
    <style:style style:name="T4" style:family="text">
      <style:text-properties fo:color="#000000" style:font-name="Consolas" style:font-name-asian="Times New Roman" style:font-name-complex="Times New Roman"/>
    </style:style>
    <style:style style:name="T5" style:family="text">
      <style:text-properties fo:color="#e50000" style:font-name="Consolas" style:font-name-asian="Times New Roman" style:font-name-complex="Times New Roman"/>
    </style:style>
    <style:style style:name="T6" style:family="text">
      <style:text-properties fo:color="#0000ff" style:font-name="Consolas" style:font-name-asian="Times New Roman" style:font-name-complex="Times New Roman"/>
    </style:style>
    <style:style style:name="T7" style:family="text">
      <style:text-properties fo:color="#098658" style:font-name="Consolas" style:font-name-asian="Times New Roman" style:font-name-complex="Times New Roman"/>
    </style:style>
    <style:style style:name="T8" style:family="text">
      <style:text-properties fo:color="#0451a5" style:font-name="Consolas" style:font-name-asian="Times New Roman" style:font-name-complex="Times New Roman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avascript Combined Assignments -Shubham Shejwal</text:p>
      <text:p text:style-name="P3"/>
      <text:p text:style-name="P3">Javascript Fundamentals</text:p>
      <text:p text:style-name="P3"/>
      <text:p text:style-name="P2">1: Reverse a String</text:p>
      <text:p text:style-name="P2">Problem: <text:s text:c="2"/>Write a function to reverse a given string.</text:p>
      <text:p text:style-name="P2">Answer:</text:p>
      <text:p text:style-name="P5">function reverse(str)<text:line-break/>{<text:line-break/> <text:s text:c="3"/>let x="";<text:line-break/> <text:s text:c="3"/>for(let i=str.length-1;i&gt;=0;i-- )<text:line-break/> <text:s text:c="3"/>{<text:line-break/> <text:s text:c="7"/>x=x+str[i];<text:line-break/> <text:s text:c="3"/>}<text:line-break/> <text:s text:c="3"/>return x;<text:line-break/>}<text:line-break/>let string = "Hello i am shubham";<text:line-break/>let reversed=reverse(string);<text:line-break/>console.log(reversed);</text:p>
      <text:p text:style-name="P2">2: Find the Largest Number in an Array</text:p>
      <text:p text:style-name="P2">Problem: <text:s text:c="2"/>Write a function to find the largest number in an array.</text:p>
      <text:p text:style-name="P2">Answer:</text:p>
      <text:p text:style-name="P5">function largest (arr)<text:line-break/>{<text:line-break/> <text:s text:c="3"/>let max = arr[0];<text:line-break/> <text:s text:c="3"/>for (let i = 1; i &lt; arr.length; i++) {<text:line-break/> <text:s text:c="7"/>if (arr[i] &gt; max) {<text:line-break/> <text:s text:c="11"/>max = arr[i];<text:line-break/> <text:s text:c="7"/>}<text:line-break/> <text:s text:c="3"/>}<text:line-break/> <text:s text:c="3"/>return max;<text:line-break/>}<text:line-break/>let array=[4,7,2,4,8,0,1,10,15,6,17];<text:line-break/>let lar=largest(array);<text:line-break/>console.log(lar);</text:p>
      <text:p text:style-name="P2"/>
      <text:p text:style-name="P2">3: Check if a String is a Palindrome</text:p>
      <text:p text:style-name="P2">Problem: <text:s text:c="2"/>Write a function to check if a given string is a palindrome.</text:p>
      <text:p text:style-name="P2">Answer:</text:p>
      <text:p text:style-name="P5">function palindrome (str)<text:line-break/>{<text:line-break/> <text:s text:c="3"/>let start= 0<text:line-break/> <text:s text:c="3"/>let end = str.length-1;<text:line-break/> <text:s text:c="3"/>while(end&gt;start)<text:line-break/> <text:s text:c="3"/>{<text:line-break/> <text:s text:c="7"/>if(str[start]!=str[end])<text:line-break/> <text:s text:c="7"/>{<text:span text:style-name="T2"><text:line-break/></text:span><text:soft-page-break/><text:span text:style-name="T2"> <text:s text:c="4"/></text:span><text:s text:c="7"/>return false;<text:line-break/> <text:s text:c="7"/>}<text:line-break/> <text:s text:c="7"/>else<text:line-break/> <text:s text:c="7"/>{<text:line-break/> <text:s text:c="11"/>end--;<text:line-break/> <text:s text:c="11"/>start++;<text:line-break/> <text:s text:c="7"/>}<text:line-break/> <text:s text:c="3"/>}<text:line-break/> <text:s text:c="3"/>return true<text:line-break/> <text:s text:c="3"/><text:line-break/>}<text:line-break/>let x="sshhss"<text:line-break/>let y="ssshsss"<text:line-break/>let z="sshxss"<text:line-break/>let result1 = palindrome(x);<text:line-break/>let result2 = palindrome(y);<text:line-break/>let result3 = palindrome(z);<text:line-break/>console.log(result1 +" "+result2+" "+result3);</text:p>
      <text:p text:style-name="P1"/>
      <text:p text:style-name="P2">4: Filter Array of Objects</text:p>
      <text:p text:style-name="P2">Problem: <text:s text:c="2"/>Write a function to filter an array of objects based on a specified condition.</text:p>
      <text:p text:style-name="P2">People array with name and age and where age is greater than 18.</text:p>
      <text:p text:style-name="P2">Answer:</text:p>
      <text:p text:style-name="P5">let people = [<text:line-break/> <text:s text:c="3"/>{ name: 'Shubham', age: 22 },<text:line-break/> <text:s text:c="3"/>{ name: 'Abhishek', age: 17 },<text:line-break/> <text:s text:c="3"/>{ name: 'Sumeet', age: 30 },<text:line-break/> <text:s text:c="3"/>{ name: 'Atharva', age: 20 },<text:line-break/> <text:s text:c="3"/>{ name: 'Omkar', age: 16 }<text:line-break/>];<text:line-break/>function filterByAgeGreaterThan18(arr) {<text:line-break/> <text:s text:c="3"/>return arr.filter(person =&gt; person.age &gt; 18);<text:line-break/>}<text:line-break/>let filteredPeople = filterByAgeGreaterThan18(people);<text:line-break/>console.log(filteredPeople);</text:p>
      <text:p text:style-name="P2">5: Sum of All Numbers in an Array</text:p>
      <text:p text:style-name="P2">Problem: <text:s text:c="2"/>Write a function to calculate the sum of all numbers in an array.</text:p>
      <text:p text:style-name="P2">Answer:</text:p>
      <text:p text:style-name="P1"><text:span text:style-name="T9">function sum(arr)<text:line-break/>{ <text:s text:c="2"/>let sum=0;<text:line-break/> <text:s text:c="3"/>for(let i =0;i&lt;arr.length;i++)<text:line-break/> <text:s text:c="3"/>{<text:line-break/> <text:s text:c="7"/>sum=sum+arr[i];<text:line-break/> <text:s text:c="7"/><text:line-break/> <text:s text:c="7"/><text:line-break/> <text:s text:c="3"/>}<text:line-break/> <text:s text:c="3"/>return sum;<text:line-break/>}<text:line-break/></text:span><text:soft-page-break/><text:span text:style-name="T9">let arr= [1,4,6,8,2,3,5,7,9,10];<text:line-break/>let result=sum(arr);<text:line-break/>console.log(result);</text:span></text:p>
      <text:p text:style-name="P1"/>
      <text:p text:style-name="P2">6: Remove Duplicates from an Array</text:p>
      <text:p text:style-name="P2">Problem: <text:s text:c="2"/>Write a function to remove duplicates from an array.</text:p>
      <text:p text:style-name="P2">Answer:</text:p>
      <text:p text:style-name="P5">function duplicate(arr) {<text:line-break/> <text:s text:c="3"/>let array = [];<text:line-break/> <text:s text:c="3"/>for (let i = 0; i &lt; arr.length; i++) {<text:line-break/> <text:s text:c="7"/>if (!array.includes(arr[i])) {<text:line-break/> <text:s text:c="11"/>array.push(arr[i]);<text:line-break/> <text:s text:c="7"/>}<text:line-break/> <text:s text:c="3"/>}<text:line-break/> <text:s text:c="3"/>return array;<text:line-break/>}<text:line-break/><text:line-break/>let arr = [1, 1, 2, 2, 3, 3, 4, 4, 4, 5];<text:line-break/>let result = duplicate(arr);<text:line-break/>console.log(result);</text:p>
      <text:p text:style-name="P2">7: Flatten a Nested Array</text:p>
      <text:p text:style-name="P2">Problem: <text:s text:c="2"/>Write a function to flatten a nested array.</text:p>
      <text:p text:style-name="P1"/>
      <text:p text:style-name="P2">// Example usage:</text:p>
      <text:p text:style-name="P2">var nestedArray = [1, [2, 3], [4, [5, 6]]].</text:p>
      <text:p text:style-name="P2">var result = flattenArray(nestedArray).</text:p>
      <text:p text:style-name="P2">console.log(result); // Output: [1, 2, 3, 4, 5, 6]</text:p>
      <text:p text:style-name="P2">Answer:</text:p>
      <text:p text:style-name="P5">function flattenArray(arr) {</text:p>
      <text:p text:style-name="P5"><text:s text:c="4"/>let result = [];</text:p>
      <text:p text:style-name="P5"><text:s text:c="4"/></text:p>
      <text:p text:style-name="P5"><text:s text:c="4"/>arr.forEach(element =&gt; {</text:p>
      <text:p text:style-name="P5"><text:s text:c="8"/>if (Array.isArray(element)) {</text:p>
      <text:p text:style-name="P5"><text:s text:c="12"/>result = result.concat(flattenArray(element));</text:p>
      <text:p text:style-name="P5"><text:s text:c="8"/>} else {</text:p>
      <text:p text:style-name="P5"><text:s text:c="12"/>result.push(element);</text:p>
      <text:p text:style-name="P5"><text:s text:c="8"/>}</text:p>
      <text:p text:style-name="P5"><text:s text:c="4"/>});</text:p>
      <text:p text:style-name="P5"><text:s text:c="4"/></text:p>
      <text:p text:style-name="P5"><text:s text:c="4"/>return result;</text:p>
      <text:p text:style-name="P5">}</text:p>
      <text:p text:style-name="P2">8: Find Intersection of Two Arrays</text:p>
      <text:p text:style-name="P2">Problem: <text:s text:c="2"/>Write a function to find the intersection of two arrays.</text:p>
      <text:p text:style-name="P2">// Example usage:</text:p>
      <text:p text:style-name="P2">var array1 = [1, 2, 3, 4];</text:p>
      <text:p text:style-name="P2">var array2 = [3, 4, 5, 6];</text:p>
      <text:p text:style-name="P2">var result = findIntersection(array1, array2);</text:p>
      <text:p text:style-name="P2">console.log(result); // Output: [3, 4]</text:p>
      <text:p text:style-name="P2"><text:soft-page-break/>Answer:</text:p>
      <text:p text:style-name="P5">function intersect(arr1,arr2)<text:line-break/>{<text:line-break/> <text:s text:c="3"/>let arr3=[]<text:line-break/> <text:s text:c="3"/>for(let i=0;i&lt;arr1.length;i++)<text:line-break/> <text:s text:c="3"/>{<text:line-break/> <text:s text:c="7"/>for(let j=0;j&lt;arr2.length;j++)<text:line-break/> <text:s text:c="7"/>{<text:line-break/> <text:s text:c="11"/>if(arr1[i]==arr2[j])<text:line-break/> <text:s text:c="11"/>{<text:line-break/> <text:s text:c="15"/>arr3.push(arr1[i]);<text:line-break/> <text:s text:c="11"/>}<text:line-break/> <text:s text:c="7"/>}<text:line-break/> <text:s text:c="3"/>}<text:line-break/> <text:s text:c="3"/>return arr3;<text:line-break/>}<text:line-break/>let arr1 = [1, 2, 3, 4];<text:line-break/>let arr2 = [3, 4, 5, 6];<text:line-break/>let result = intersect(arr1,arr2);<text:line-break/>console.log(result);</text:p>
      <text:p text:style-name="P1"/>
      <text:p text:style-name="P2">9: Convert an Object to an Array of Key-Value Pairs</text:p>
      <text:p text:style-name="P2">Problem: <text:s text:c="2"/>Write a function to convert an object into an array of key-value pairs.</text:p>
      <text:p text:style-name="P2">// Example usage:</text:p>
      <text:p text:style-name="P2">var obj = {name: 'John', age: 30};</text:p>
      <text:p text:style-name="P2">var result = objectToArray(obj);</text:p>
      <text:p text:style-name="P2">console.log(result); // Output: [['name', 'John'], ['age', 30]]</text:p>
      <text:p text:style-name="P2">Answer:</text:p>
      <text:p text:style-name="P5">function objectToArray(obj) {<text:line-break/> <text:s text:c="3"/>return Object.entries(obj);<text:line-break/>}<text:line-break/>let obj = { name: 'John', age: 30 };<text:line-break/>let result = objectToArray(obj);<text:line-break/>console.log(result);</text:p>
      <text:p text:style-name="P1"/>
      <text:p text:style-name="P2">10: Sort an Array of Objects by a Property</text:p>
      <text:p text:style-name="P2">Problem: <text:s text:c="2"/>Write a function to sort an array of objects by a specified property.</text:p>
      <text:p text:style-name="P2">Consider People array with object having properties like name and age,</text:p>
      <text:p text:style-name="P2">Answer:</text:p>
      <text:p text:style-name="P5">let people = [</text:p>
      <text:p text:style-name="P5"><text:s text:c="4"/>{ name: 'John', age: 30 },</text:p>
      <text:p text:style-name="P5"><text:s text:c="4"/>{ name: 'Jane', age: 25 },</text:p>
      <text:p text:style-name="P5"><text:s text:c="4"/>{ name: 'Doe', age: 40 },</text:p>
      <text:p text:style-name="P5"><text:s text:c="4"/>{ name: 'Smith', age: 35 }</text:p>
      <text:p text:style-name="P5">];</text:p>
      <text:p text:style-name="P5"/>
      <text:p text:style-name="P5">// Function to sort by name</text:p>
      <text:p text:style-name="P5">function sortByProperty(array, propertyName) {</text:p>
      <text:p text:style-name="P5"><text:soft-page-break/><text:s text:c="4"/>return array.sort((a, b) =&gt; {</text:p>
      <text:p text:style-name="P5"><text:s text:c="8"/>if (a[propertyName] &lt; b[propertyName]) {</text:p>
      <text:p text:style-name="P5"><text:s text:c="12"/>return -1;</text:p>
      <text:p text:style-name="P5"><text:s text:c="8"/>}</text:p>
      <text:p text:style-name="P5"><text:s text:c="8"/>if (a[propertyName] &gt; b[propertyName]) {</text:p>
      <text:p text:style-name="P5"><text:s text:c="12"/>return 1;</text:p>
      <text:p text:style-name="P5"><text:s text:c="8"/>}</text:p>
      <text:p text:style-name="P5"><text:s text:c="8"/>return 0;</text:p>
      <text:p text:style-name="P5"><text:s text:c="4"/>});</text:p>
      <text:p text:style-name="P5">}</text:p>
      <text:p text:style-name="P5"/>
      <text:p text:style-name="P5">// Sorting by name</text:p>
      <text:p text:style-name="P5">sortByProperty(people, 'name');</text:p>
      <text:p text:style-name="P5">console.log(people);</text:p>
      <text:p text:style-name="P5">// Function to sort by age</text:p>
      <text:p text:style-name="P5">function sortByProperty(array, propertyName) {</text:p>
      <text:p text:style-name="P5"><text:s text:c="4"/>return array.sort((a, b) =&gt; {</text:p>
      <text:p text:style-name="P5"><text:s text:c="8"/>return a[propertyName] - b[propertyName];</text:p>
      <text:p text:style-name="P5"><text:s text:c="4"/>});</text:p>
      <text:p text:style-name="P5">}</text:p>
      <text:p text:style-name="P5"/>
      <text:p text:style-name="P5">// Sorting by age</text:p>
      <text:p text:style-name="P5">sortByProperty(people, 'age');</text:p>
      <text:p text:style-name="P5">console.log(people);</text:p>
      <text:p text:style-name="P6">Javascript Object Oriented Programming</text:p>
      <text:p text:style-name="P1"/>
      <text:p text:style-name="P2">1: Creating and Using Objects</text:p>
      <text:p text:style-name="P2">Create a Simple Object:</text:p>
      <text:p text:style-name="P2">    - Create an object `car` with properties `make`, `model`, and `year`.</text:p>
      <text:p text:style-name="P2">    - Add a method `getCarInfo` that returns a string with the car's information.</text:p>
      <text:p text:style-name="P2">Answer:</text:p>
      <text:p text:style-name="P5">let car = {</text:p>
      <text:p text:style-name="P5"><text:s text:c="4"/>make: "Toyota",</text:p>
      <text:p text:style-name="P5"><text:s text:c="4"/>model: "Camry",</text:p>
      <text:p text:style-name="P5"><text:s text:c="4"/>year: 2022,</text:p>
      <text:p text:style-name="P5"><text:s text:c="4"/>getCarInfo: function() {</text:p>
      <text:p text:style-name="P5"><text:s text:c="8"/>return `${this.make} ${this.model} ${this.year}`;</text:p>
      <text:p text:style-name="P5"><text:s text:c="4"/>}</text:p>
      <text:p text:style-name="P5">};</text:p>
      <text:p text:style-name="P2"/>
      <text:p text:style-name="P2">2: Prototypal Inheritance</text:p>
      <text:p text:style-name="P2"><text:s text:c="2"/>Animal and Dog Classes:</text:p>
      <text:p text:style-name="P2">    - Create a constructor function `Animal` with properties `name` and `sound`.</text:p>
      <text:p text:style-name="P2">    - Add a method `makeSound` to the `Animal` prototype that logs the sound.</text:p>
      <text:p text:style-name="P2">    - Create a constructor function `Dog` that inherits from `Animal`.</text:p>
      <text:p text:style-name="P2">    - Add a method `fetch` to the `Dog` prototype.</text:p>
      <text:p text:style-name="P2">Answer:</text:p>
      <text:p text:style-name="P5"><text:soft-page-break/></text:p>
      <text:p text:style-name="P5">function Animal(name, sound) {</text:p>
      <text:p text:style-name="P5"><text:s text:c="4"/>this.name = name;</text:p>
      <text:p text:style-name="P5"><text:s text:c="4"/>this.sound = sound;</text:p>
      <text:p text:style-name="P5">}</text:p>
      <text:p text:style-name="P5"/>
      <text:p text:style-name="P5"/>
      <text:p text:style-name="P5">Animal.prototype.makeSound = function() {</text:p>
      <text:p text:style-name="P5"><text:s text:c="4"/>console.log(this.sound);</text:p>
      <text:p text:style-name="P5">};</text:p>
      <text:p text:style-name="P5"/>
      <text:p text:style-name="P5">// Dog constructor function inheriting from Animal (ES5)</text:p>
      <text:p text:style-name="P5">function Dog(name, sound) {</text:p>
      <text:p text:style-name="P5"><text:s text:c="4"/>Animal.call(this, name, sound); // Call Animal constructor with Dog context</text:p>
      <text:p text:style-name="P5">}</text:p>
      <text:p text:style-name="P5"/>
      <text:p text:style-name="P5">// Inherit Animal prototype methods (ES5)</text:p>
      <text:p text:style-name="P5">Dog.prototype = new Animal(); </text:p>
      <text:p text:style-name="P5">Dog.prototype.constructor = Dog; </text:p>
      <text:p text:style-name="P5"/>
      <text:p text:style-name="P5">// Method added to Dog prototype (ES5)</text:p>
      <text:p text:style-name="P5">Dog.prototype.fetch = function() {</text:p>
      <text:p text:style-name="P5"><text:s text:c="4"/>console.log(this.name + " fetches the ball!");</text:p>
      <text:p text:style-name="P5">};</text:p>
      <text:p text:style-name="P5"/>
      <text:p text:style-name="P5">// Example usage</text:p>
      <text:p text:style-name="P5">var myAnimal = new Animal("Lion", "Roar");</text:p>
      <text:p text:style-name="P5">myAnimal.makeSound(); // Output: Roar</text:p>
      <text:p text:style-name="P5"/>
      <text:p text:style-name="P5">var myDog = new Dog("Buddy", "Woof");</text:p>
      <text:p text:style-name="P5">myDog.makeSound(); // Output: Woof</text:p>
      <text:p text:style-name="P5">myDog.fetch(); // Output: Buddy fetches the ball!</text:p>
      <text:p text:style-name="P1"/>
      <text:p text:style-name="P2">3: Encapsulation and Private Variables</text:p>
      <text:p text:style-name="P2">Bank Account:</text:p>
      <text:p text:style-name="P2">    - Create a constructor function `BankAccount` with a private variable `balance`.</text:p>
      <text:p text:style-name="P2">    - Add methods `deposit`, `withdraw`, and `getBalance` to manage the balance.</text:p>
      <text:p text:style-name="P2">Answer:</text:p>
      <text:p text:style-name="P1"/>
      <text:p text:style-name="P1">function BankAccount(initialBalance) {</text:p>
      <text:p text:style-name="P1"><text:s text:c="4"/>// Private variable</text:p>
      <text:p text:style-name="P1"><text:s text:c="4"/>var balance = initialBalance || 0;</text:p>
      <text:p text:style-name="P1"/>
      <text:p text:style-name="P1"><text:s text:c="4"/>// Private method to check if amount is valid</text:p>
      <text:p text:style-name="P1"><text:s text:c="4"/>function isValidAmount(amount) {</text:p>
      <text:p text:style-name="P1"><text:s text:c="8"/>return !isNaN(amount) &amp;&amp; amount &gt; 0;</text:p>
      <text:p text:style-name="P1"><text:s text:c="4"/>}</text:p>
      <text:p text:style-name="P1"/>
      <text:p text:style-name="P1"><text:soft-page-break/><text:s text:c="4"/></text:p>
      <text:p text:style-name="P1"><text:s text:c="4"/>this.deposit = function(amount) {</text:p>
      <text:p text:style-name="P1"><text:s text:c="8"/>if (isValidAmount(amount)) {</text:p>
      <text:p text:style-name="P1"><text:s text:c="12"/>balance += amount;</text:p>
      <text:p text:style-name="P1"><text:s text:c="12"/>console.log(`Deposited ${amount}. New balance is ${balance}.`);</text:p>
      <text:p text:style-name="P1"><text:s text:c="8"/>} else {</text:p>
      <text:p text:style-name="P1"><text:s text:c="12"/>console.log("Invalid amount for deposit.");</text:p>
      <text:p text:style-name="P1"><text:s text:c="8"/>}</text:p>
      <text:p text:style-name="P1"><text:s text:c="4"/>};</text:p>
      <text:p text:style-name="P1"/>
      <text:p text:style-name="P1"><text:s text:c="4"/>this.withdraw = function(amount) {</text:p>
      <text:p text:style-name="P1"><text:s text:c="8"/>if (isValidAmount(amount) &amp;&amp; balance &gt;= amount) {</text:p>
      <text:p text:style-name="P1"><text:s text:c="12"/>balance -= amount;</text:p>
      <text:p text:style-name="P1"><text:s text:c="12"/>console.log(`Withdrawn ${amount}. New balance is ${balance}.`);</text:p>
      <text:p text:style-name="P1"><text:s text:c="8"/>} else {</text:p>
      <text:p text:style-name="P1"><text:s text:c="12"/>console.log("Insufficient funds or invalid amount for withdrawal.");</text:p>
      <text:p text:style-name="P1"><text:s text:c="8"/>}</text:p>
      <text:p text:style-name="P1"><text:s text:c="4"/>};</text:p>
      <text:p text:style-name="P1"/>
      <text:p text:style-name="P1"><text:s text:c="4"/>this.getBalance = function() {</text:p>
      <text:p text:style-name="P1"><text:s text:c="8"/>return balance;</text:p>
      <text:p text:style-name="P1"><text:s text:c="4"/>};</text:p>
      <text:p text:style-name="P1">}</text:p>
      <text:p text:style-name="P1"/>
      <text:p text:style-name="P1">// Example usage</text:p>
      <text:p text:style-name="P1">var account = new BankAccount(1000);</text:p>
      <text:p text:style-name="P1">account.deposit(500); // Output: Deposited 500. New balance is 1500.</text:p>
      <text:p text:style-name="P1">account.withdraw(200); // Output: Withdrawn 200. New balance is 1300.</text:p>
      <text:p text:style-name="P1">console.log("Current balance:", account.getBalance()); // Output: Current balance: 1300</text:p>
      <text:p text:style-name="P1">account.withdraw(1400); // Output: Insufficient funds or invalid amount for withdrawal.</text:p>
      <text:p text:style-name="P2"/>
      <text:p text:style-name="P2">4: Polymorphism</text:p>
      <text:p text:style-name="P2">Shapes:</text:p>
      <text:p text:style-name="P2">    - Create a base constructor function `Shape` with a method `getArea` that returns 0.</text:p>
      <text:p text:style-name="P2">    - Create derived constructor functions `Circle` and `Rectangle` that override the `getArea` method to calculate the area of the shape.</text:p>
      <text:p text:style-name="P2">Answer:</text:p>
      <text:p text:style-name="P5">function Shape() {</text:p>
      <text:p text:style-name="P5"><text:s text:c="4"/>// Default getArea method</text:p>
      <text:p text:style-name="P5"><text:s text:c="4"/>this.getArea = function() {</text:p>
      <text:p text:style-name="P5"><text:s text:c="8"/>return 0;</text:p>
      <text:p text:style-name="P5"><text:s text:c="4"/>};</text:p>
      <text:p text:style-name="P5">}</text:p>
      <text:p text:style-name="P5"/>
      <text:p text:style-name="P5">function Circle(radius) {</text:p>
      <text:p text:style-name="P5"><text:s text:c="4"/>this.radius = radius;</text:p>
      <text:p text:style-name="P5"/>
      <text:p text:style-name="P5"><text:s text:c="3"/></text:p>
      <text:p text:style-name="P5"><text:soft-page-break/><text:s text:c="4"/>this.getArea = function() {</text:p>
      <text:p text:style-name="P5"><text:s text:c="8"/>return Math.PI * Math.pow(this.radius, 2);</text:p>
      <text:p text:style-name="P5"><text:s text:c="4"/>};</text:p>
      <text:p text:style-name="P5">}</text:p>
      <text:p text:style-name="P5"/>
      <text:p text:style-name="P5">function Rectangle(width, height) {</text:p>
      <text:p text:style-name="P5"><text:s text:c="4"/>this.width = width;</text:p>
      <text:p text:style-name="P5"><text:s text:c="4"/>this.height = height;</text:p>
      <text:p text:style-name="P5"/>
      <text:p text:style-name="P5"><text:s text:c="4"/>// Override getArea method for Rectangle</text:p>
      <text:p text:style-name="P5"><text:s text:c="4"/>this.getArea = function() {</text:p>
      <text:p text:style-name="P5"><text:s text:c="8"/>return this.width * this.height;</text:p>
      <text:p text:style-name="P5"><text:s text:c="4"/>};</text:p>
      <text:p text:style-name="P5">}</text:p>
      <text:p text:style-name="P5"/>
      <text:p text:style-name="P5">// Example usage</text:p>
      <text:p text:style-name="P5">var circle = new Circle(5); </text:p>
      <text:p text:style-name="P5">var rectangle = new Rectangle(4, 6); </text:p>
      <text:p text:style-name="P5"/>
      <text:p text:style-name="P5">console.log("Area of the Circle:", circle.getArea().toFixed(2)); // Output: 78.54 (approximately)</text:p>
      <text:p text:style-name="P5">console.log("Area of the Rectangle:", rectangle.getArea()); // Output: 24</text:p>
      <text:p text:style-name="P2">5: Inheritance with Method Overriding</text:p>
      <text:p text:style-name="P2">Vehicle and Car:</text:p>
      <text:p text:style-name="P2">    - Create a constructor function `Vehicle` with properties `make`, `model`, and `year`.</text:p>
      <text:p text:style-name="P2">    - Add a method `getDetails` to the `Vehicle` prototype that returns a string with the vehicle's details.</text:p>
      <text:p text:style-name="P2">    - Create a constructor function `Car` that inherits from `Vehicle` and adds a property `doors`.</text:p>
      <text:p text:style-name="P2">    - Override the `getDetails` method in the `Car` prototype to include the number of doors.</text:p>
      <text:p text:style-name="P2">Answer:</text:p>
      <text:p text:style-name="P5"/>
      <text:p text:style-name="P5">function Vehicle(make, model, year) {</text:p>
      <text:p text:style-name="P5"><text:s text:c="4"/>this.make = make;</text:p>
      <text:p text:style-name="P5"><text:s text:c="4"/>this.model = model;</text:p>
      <text:p text:style-name="P5"><text:s text:c="4"/>this.year = year;</text:p>
      <text:p text:style-name="P5">}</text:p>
      <text:p text:style-name="P5"/>
      <text:p text:style-name="P5">// Method to get vehicle details</text:p>
      <text:p text:style-name="P5">Vehicle.prototype.getDetails = function() {</text:p>
      <text:p text:style-name="P5"><text:s text:c="4"/>return `${this.year} ${this.make} ${this.model}`;</text:p>
      <text:p text:style-name="P5">};</text:p>
      <text:p text:style-name="P5"/>
      <text:p text:style-name="P5"/>
      <text:p text:style-name="P5">function Car(make, model, year, doors) {</text:p>
      <text:p text:style-name="P5"><text:s text:c="4"/>// Call the parent constructor using 'new Vehicle()'</text:p>
      <text:p text:style-name="P5"><text:s text:c="4"/>Vehicle.call(this, make, model, year);</text:p>
      <text:p text:style-name="P5"><text:s text:c="4"/>this.doors = doors;</text:p>
      <text:p text:style-name="P5">}</text:p>
      <text:p text:style-name="P5"/>
      <text:p text:style-name="P5"/>
      <text:p text:style-name="P5"><text:soft-page-break/>Car.prototype = new Vehicle();</text:p>
      <text:p text:style-name="P5"/>
      <text:p text:style-name="P5">Car.prototype.getDetails = function() {</text:p>
      <text:p text:style-name="P5"><text:s text:c="4"/>// Call the parent getDetails method and append doors information</text:p>
      <text:p text:style-name="P5"><text:s text:c="4"/>return `${Vehicle.prototype.getDetails.call(this)} - ${this.doors} doors`;</text:p>
      <text:p text:style-name="P5">};</text:p>
      <text:p text:style-name="P5"/>
      <text:p text:style-name="P5">// Example usage</text:p>
      <text:p text:style-name="P5">var myVehicle = new Vehicle('Toyota', 'Camry', 2020);</text:p>
      <text:p text:style-name="P5">var myCar = new Car('Ford', 'Mustang', 2022, 2);</text:p>
      <text:p text:style-name="P5"/>
      <text:p text:style-name="P5">console.log(myVehicle.getDetails()); // Output: "2020 Toyota Camry"</text:p>
      <text:p text:style-name="P5">console.log(myCar.getDetails()); // Output: "2022 Ford Mustang - 2 doors"</text:p>
      <text:p text:style-name="P2">6: Creating and Using Static Methods</text:p>
      <text:p text:style-name="P2">Math Utilities:</text:p>
      <text:p text:style-name="P2">    - Create a constructor function `MathUtil`.</text:p>
      <text:p text:style-name="P2">    - Add a static method `add` that takes two numbers and returns their sum.</text:p>
      <text:p text:style-name="P2">    - Add a static method `subtract` that takes two numbers and returns their difference.</text:p>
      <text:p text:style-name="P2">    - Add a static method `multiply` that takes two numbers and returns their product.</text:p>
      <text:p text:style-name="P2">    - Add a static method `divide` that takes two numbers and returns their quotient.</text:p>
      <text:p text:style-name="P2">Answer:</text:p>
      <text:p text:style-name="P1"/>
      <text:p text:style-name="P1">function MathUtil() {</text:p>
      <text:p text:style-name="P1"><text:s/></text:p>
      <text:p text:style-name="P1">}</text:p>
      <text:p text:style-name="P1"/>
      <text:p text:style-name="P1"/>
      <text:p text:style-name="P1">MathUtil.add = function(a, b) {</text:p>
      <text:p text:style-name="P1"><text:s text:c="4"/>return a + b;</text:p>
      <text:p text:style-name="P1">};</text:p>
      <text:p text:style-name="P1"/>
      <text:p text:style-name="P1"/>
      <text:p text:style-name="P1">MathUtil.subtract = function(a, b) {</text:p>
      <text:p text:style-name="P1"><text:s text:c="4"/>return a - b;</text:p>
      <text:p text:style-name="P1">};</text:p>
      <text:p text:style-name="P1"/>
      <text:p text:style-name="P1"/>
      <text:p text:style-name="P1">MathUtil.multiply = function(a, b) {</text:p>
      <text:p text:style-name="P1"><text:s text:c="4"/>return a * b;</text:p>
      <text:p text:style-name="P1">};</text:p>
      <text:p text:style-name="P1"/>
      <text:p text:style-name="P1"/>
      <text:p text:style-name="P1">MathUtil.divide = function(a, b) {</text:p>
      <text:p text:style-name="P1"><text:s text:c="4"/>// Check for division by zero</text:p>
      <text:p text:style-name="P1"><text:s text:c="4"/>if (b === 0) {</text:p>
      <text:p text:style-name="P1"><text:s text:c="8"/>throw new Error("Division by zero is not allowed.");</text:p>
      <text:p text:style-name="P1"><text:s text:c="4"/>}</text:p>
      <text:p text:style-name="P1"><text:s text:c="4"/>return a / b;</text:p>
      <text:p text:style-name="P1"><text:soft-page-break/>};</text:p>
      <text:p text:style-name="P1"/>
      <text:p text:style-name="P1">// Example usage of static methods</text:p>
      <text:p text:style-name="P1">console.log("Addition:", MathUtil.add(5, 3)); // Output: 8</text:p>
      <text:p text:style-name="P1">console.log("Subtraction:", MathUtil.subtract(5, 3)); // Output: 2</text:p>
      <text:p text:style-name="P1">console.log("Multiplication:", MathUtil.multiply(5, 3)); // Output: 15</text:p>
      <text:p text:style-name="P1">console.log("Division:", MathUtil.divide(6, 3)); // Output: 2</text:p>
      <text:p text:style-name="P1"> </text:p>
      <text:p text:style-name="P2">7: Using Getters and Setters</text:p>
      <text:p text:style-name="P2">Book:</text:p>
      <text:p text:style-name="P2">    - Create a constructor function `Book` with properties `title`, `author`, and `year`.</text:p>
      <text:p text:style-name="P2">    - Add a getter method `getSummary` that returns a summary string of the book.</text:p>
      <text:p text:style-name="P2">    - Add a setter method `setYear` that updates the year and logs a message when the year is set.</text:p>
      <text:p text:style-name="P2">Answer:</text:p>
      <text:p text:style-name="P5"/>
      <text:p text:style-name="P5">function Book(title, author, year) {</text:p>
      <text:p text:style-name="P5"><text:s text:c="4"/>this.title = title;</text:p>
      <text:p text:style-name="P5"><text:s text:c="4"/>this.author = author;</text:p>
      <text:p text:style-name="P5"><text:s text:c="4"/>this._year = year; // Private property conventionally denoted with an underscore</text:p>
      <text:p text:style-name="P5">}</text:p>
      <text:p text:style-name="P5"/>
      <text:p text:style-name="P5"/>
      <text:p text:style-name="P5">Book.prototype.getSummary = function() {</text:p>
      <text:p text:style-name="P5"><text:s text:c="4"/>return `${this.title} was written by ${this.author} in ${this._year}.`;</text:p>
      <text:p text:style-name="P5">};</text:p>
      <text:p text:style-name="P5"/>
      <text:p text:style-name="P5"/>
      <text:p text:style-name="P5">Book.prototype.setYear = function(newYear) {</text:p>
      <text:p text:style-name="P5"><text:s text:c="4"/>this._year = newYear;</text:p>
      <text:p text:style-name="P5"><text:s text:c="4"/>console.log(`The year of publication has been updated to ${this._year}.`);</text:p>
      <text:p text:style-name="P5">};</text:p>
      <text:p text:style-name="P5"/>
      <text:p text:style-name="P5"/>
      <text:p text:style-name="P5">var myBook = new Book('The Catcher in the Rye', 'J.D. Salinger', 1951);</text:p>
      <text:p text:style-name="P5"/>
      <text:p text:style-name="P5">console.log(myBook.getSummary()); // Output: "The Catcher in the Rye was written by J.D. Salinger in 1951."</text:p>
      <text:p text:style-name="P5"/>
      <text:p text:style-name="P5">myBook.setYear(1952); // Output: "The year of publication has been updated to 1952."</text:p>
      <text:p text:style-name="P5"/>
      <text:p text:style-name="P5">console.log(myBook.getSummary()); // Output: "The Catcher in the Rye was written by J.D. Salinger in 1952."</text:p>
      <text:p text:style-name="P2">8: Composition Over Inheritance</text:p>
      <text:p text:style-name="P2">User with Address:</text:p>
      <text:p text:style-name="P2">    - Create a constructor function `User` with properties `username` and `password`.</text:p>
      <text:p text:style-name="P2">    - Create a constructor function `Address` with properties `street`, `city`, and `country`.</text:p>
      <text:p text:style-name="P2">    - Add an `address` property to the `User` constructor that holds an `Address` instance.</text:p>
      <text:p text:style-name="P2"><text:soft-page-break/>    - Add a method `getAddress` to the `User` prototype that returns the user's address as a formatted string.</text:p>
      <text:p text:style-name="P2">Answer:</text:p>
      <text:p text:style-name="P5"/>
      <text:p text:style-name="P5">function Address(street, city, country) {</text:p>
      <text:p text:style-name="P5"><text:s text:c="4"/>this.street = street;</text:p>
      <text:p text:style-name="P5"><text:s text:c="4"/>this.city = city;</text:p>
      <text:p text:style-name="P5"><text:s text:c="4"/>this.country = country;</text:p>
      <text:p text:style-name="P5">}</text:p>
      <text:p text:style-name="P5"/>
      <text:p text:style-name="P5"/>
      <text:p text:style-name="P5">function User(username, password, street, city, country) {</text:p>
      <text:p text:style-name="P5"><text:s text:c="4"/>this.username = username;</text:p>
      <text:p text:style-name="P5"><text:s text:c="4"/>this.password = password;</text:p>
      <text:p text:style-name="P5"><text:s text:c="4"/>this.address = new Address(street, city, country);</text:p>
      <text:p text:style-name="P5">}</text:p>
      <text:p text:style-name="P5"/>
      <text:p text:style-name="P5"/>
      <text:p text:style-name="P5">User.prototype.getAddress = function() {</text:p>
      <text:p text:style-name="P5"><text:s text:c="4"/>return this.username + "'s address: " + this.address.street + ", " + this.address.city + ", " + this.address.country;</text:p>
      <text:p text:style-name="P5">};</text:p>
      <text:p text:style-name="P5"/>
      <text:p text:style-name="P5">// Example usage (ES5)</text:p>
      <text:p text:style-name="P5">var user1 = new User('john_doe', 'password123', '123 Main St', 'Anytown', 'USA');</text:p>
      <text:p text:style-name="P5"/>
      <text:p text:style-name="P5">console.log(user1.getAddress()); // Output: "john_doe's address: 123 Main St, Anytown, USA"</text:p>
      <text:p text:style-name="P2">9: Implementing Polymorphism</text:p>
      <text:p text:style-name="P2">Shape and Specific Shapes:</text:p>
      <text:p text:style-name="P2">    - Create a constructor function `Shape` with a method `getArea` that returns 0.</text:p>
      <text:p text:style-name="P2">    - Create a constructor function `Square` that inherits from `Shape` and has a property `sideLength`.</text:p>
      <text:p text:style-name="P2">    - Override the `getArea` method in `Square` to return the area of the square.</text:p>
      <text:p text:style-name="P2">    - Create a constructor function `Triangle` that inherits from `Shape` and has properties `base` and `height`.</text:p>
      <text:p text:style-name="P2">    - Override the `getArea` method in `Triangle` to return the area of the triangle.</text:p>
      <text:p text:style-name="P2">Answer:</text:p>
      <text:p text:style-name="P5"/>
      <text:p text:style-name="P5">function Shape() {</text:p>
      <text:p text:style-name="P5"><text:s text:c="4"/>// No properties for Shape in this example</text:p>
      <text:p text:style-name="P5">}</text:p>
      <text:p text:style-name="P5"/>
      <text:p text:style-name="P5"/>
      <text:p text:style-name="P5">Shape.prototype.getArea = function() {</text:p>
      <text:p text:style-name="P5"><text:s text:c="4"/>return 0;</text:p>
      <text:p text:style-name="P5">};</text:p>
      <text:p text:style-name="P5"/>
      <text:p text:style-name="P5"/>
      <text:p text:style-name="P5">function Square(sideLength) {</text:p>
      <text:p text:style-name="P5"><text:soft-page-break/><text:s text:c="4"/>this.sideLength = sideLength;</text:p>
      <text:p text:style-name="P5">}</text:p>
      <text:p text:style-name="P5"/>
      <text:p text:style-name="P5"/>
      <text:p text:style-name="P5">Square.prototype = Object.create(Shape.prototype);</text:p>
      <text:p text:style-name="P5">Square.prototype.constructor = Square;</text:p>
      <text:p text:style-name="P5"/>
      <text:p text:style-name="P5"/>
      <text:p text:style-name="P5">Square.prototype.getArea = function() {</text:p>
      <text:p text:style-name="P5"><text:s text:c="4"/>return this.sideLength * this.sideLength;</text:p>
      <text:p text:style-name="P5">};</text:p>
      <text:p text:style-name="P5"/>
      <text:p text:style-name="P5"/>
      <text:p text:style-name="P5">function Triangle(base, height) {</text:p>
      <text:p text:style-name="P5"><text:s text:c="4"/>this.base = base;</text:p>
      <text:p text:style-name="P5"><text:s text:c="4"/>this.height = height;</text:p>
      <text:p text:style-name="P5">}</text:p>
      <text:p text:style-name="P5"/>
      <text:p text:style-name="P5"/>
      <text:p text:style-name="P5">Triangle.prototype = Object.create(Shape.prototype);</text:p>
      <text:p text:style-name="P5">Triangle.prototype.constructor = Triangle;</text:p>
      <text:p text:style-name="P5"/>
      <text:p text:style-name="P5">// Override getArea method for Triangle</text:p>
      <text:p text:style-name="P5">Triangle.prototype.getArea = function() {</text:p>
      <text:p text:style-name="P5"><text:s text:c="4"/>return 0.5 * this.base * this.height;</text:p>
      <text:p text:style-name="P5">};</text:p>
      <text:p text:style-name="P5"/>
      <text:p text:style-name="P5"/>
      <text:p text:style-name="P5">var square = new Square(5);</text:p>
      <text:p text:style-name="P5">var triangle = new Triangle(4, 3);</text:p>
      <text:p text:style-name="P5"/>
      <text:p text:style-name="P5">console.log("Square Area:", square.getArea()); // Output: Square Area: 25</text:p>
      <text:p text:style-name="P5">console.log("Triangle Area:", triangle.getArea()); // Output: Triangle Area: 6</text:p>
      <text:p text:style-name="P2">10: Using Mixins</text:p>
      <text:p text:style-name="P2">Flyable and Swimmable Mixins :</text:p>
      <text:p text:style-name="P2">    - Create a mixin `Flyable` that adds a method `fly` to an object.</text:p>
      <text:p text:style-name="P2">    - Create a mixin `Swimmable` that adds a method `swim` to an object.</text:p>
      <text:p text:style-name="P2">    - Create a constructor function `Duck` that uses both mixin</text:p>
      <text:p text:style-name="P2">Answer:</text:p>
      <text:p text:style-name="P5">var Flyable = {</text:p>
      <text:p text:style-name="P5"><text:s text:c="4"/>fly: function() {</text:p>
      <text:p text:style-name="P5"><text:s text:c="8"/>console.log("Flying!");</text:p>
      <text:p text:style-name="P5"><text:s text:c="4"/>}</text:p>
      <text:p text:style-name="P5">};</text:p>
      <text:p text:style-name="P5"/>
      <text:p text:style-name="P5">var Swimmable = {</text:p>
      <text:p text:style-name="P5"><text:s text:c="4"/>swim: function() {</text:p>
      <text:p text:style-name="P5"><text:s text:c="8"/>console.log("Swimming!");</text:p>
      <text:p text:style-name="P5"><text:soft-page-break/><text:s text:c="4"/>}</text:p>
      <text:p text:style-name="P5">};</text:p>
      <text:p text:style-name="P5"/>
      <text:p text:style-name="P5">function Duck(name) {</text:p>
      <text:p text:style-name="P5"><text:s text:c="4"/>this.name = name;</text:p>
      <text:p text:style-name="P5">}</text:p>
      <text:p text:style-name="P5"/>
      <text:p text:style-name="P5">for (var mixin in Flyable) {</text:p>
      <text:p text:style-name="P5"><text:s text:c="4"/>Duck.prototype[mixin] = Flyable[mixin];</text:p>
      <text:p text:style-name="P5">}</text:p>
      <text:p text:style-name="P5"/>
      <text:p text:style-name="P5">for (var mixin in Swimmable) {</text:p>
      <text:p text:style-name="P5"><text:s text:c="4"/>Duck.prototype[mixin] = Swimmable[mixin];</text:p>
      <text:p text:style-name="P5">}</text:p>
      <text:p text:style-name="P5"/>
      <text:p text:style-name="P5">var duck = new Duck("Donald");</text:p>
      <text:p text:style-name="P5"/>
      <text:p text:style-name="P5">duck.fly(); // Output: "Flying!"</text:p>
      <text:p text:style-name="P8">duck.swim(); // Output: "Swimming!"</text:p>
      <text:p text:style-name="P6">Function Overloading</text:p>
      <text:list xml:id="list2610742734146064857" text:style-name="WWNum2">
        <text:list-item>
          <text:p text:style-name="P39">Write an overloaded function in javascript that would take care of </text:p>
        </text:list-item>
      </text:list>
      <text:p text:style-name="P2"><text:tab/>Addition of 2 numbers</text:p>
      <text:p text:style-name="P2"><text:tab/>Addition of 3 numbers and </text:p>
      <text:p text:style-name="P2"><text:tab/>Addition of 4 numbers.</text:p>
      <text:p text:style-name="P2">Answer:</text:p>
      <text:p text:style-name="P2"/>
      <text:p text:style-name="P5">function add() {</text:p>
      <text:p text:style-name="P5"><text:s text:c="2"/>let sum = 0;</text:p>
      <text:p text:style-name="P5"><text:s text:c="2"/>for (let i = 0; i &lt; arguments.length; i++) {</text:p>
      <text:p text:style-name="P5"><text:s text:c="4"/>sum += arguments[i];</text:p>
      <text:p text:style-name="P5"><text:s text:c="2"/>}</text:p>
      <text:p text:style-name="P5"><text:s text:c="2"/>return sum;</text:p>
      <text:p text:style-name="P5">}</text:p>
      <text:p text:style-name="P5">console.log(add(2, 3)); // Output: 5</text:p>
      <text:p text:style-name="P5">console.log(add(2, 3, 4)); // Output: 9</text:p>
      <text:p text:style-name="P5">console.log(add(2, 3, 4, 5)); // Output: 14</text:p>
      <text:list xml:id="list39550176" text:continue-numbering="true" text:style-name="WWNum2">
        <text:list-item>
          <text:p text:style-name="P39">Write an overloaded function in javascript that would take care of</text:p>
        </text:list-item>
      </text:list>
      <text:list xml:id="list5987055627682485484" text:style-name="WWNum1">
        <text:list-item>
          <text:p text:style-name="P34">Function with two strings</text:p>
        </text:list-item>
        <text:list-item>
          <text:p text:style-name="P34">Function with two numbers</text:p>
        </text:list-item>
        <text:list-item>
          <text:p text:style-name="P34">Function with three numbers</text:p>
        </text:list-item>
        <text:list-item>
          <text:p text:style-name="P34">Function with one String and one number</text:p>
        </text:list-item>
        <text:list-item>
          <text:p text:style-name="P34">And common implementation for the rest of all combinations.</text:p>
        </text:list-item>
      </text:list>
      <text:p text:style-name="P15"/>
      <text:p text:style-name="P2">Answer:</text:p>
      <text:p text:style-name="P19"/>
      <text:p text:style-name="P5"><text:s/>function overloaded() {</text:p>
      <text:p text:style-name="P5"><text:s text:c="6"/>switch (arguments.length) {</text:p>
      <text:p text:style-name="P5"><text:soft-page-break/><text:s text:c="8"/>case 2:</text:p>
      <text:p text:style-name="P5"><text:s text:c="10"/>if (typeof arguments[0] === "string" &amp;&amp; typeof arguments[1] === "number") {</text:p>
      <text:p text:style-name="P5"><text:s text:c="12"/>return twonumbers(arguments[0], arguments[1]);</text:p>
      <text:p text:style-name="P5"><text:s text:c="10"/>} else if (typeof arguments[0] === "number" &amp;&amp; typeof arguments[1] === "number") {</text:p>
      <text:p text:style-name="P5"><text:s text:c="12"/>return twonumbers(arguments[0], arguments[1]);</text:p>
      <text:p text:style-name="P5"><text:s text:c="10"/>}</text:p>
      <text:p text:style-name="P5"><text:s text:c="10"/>break;</text:p>
      <text:p text:style-name="P5"><text:s text:c="8"/>case 3:</text:p>
      <text:p text:style-name="P5"><text:s text:c="10"/>if (typeof arguments[0] === "number" &amp;&amp; typeof arguments[1] === "number" &amp;&amp; typeof arguments[2] === "number") {</text:p>
      <text:p text:style-name="P5"><text:s text:c="12"/>return threenumbers(arguments[0], arguments[1], arguments[2]);</text:p>
      <text:p text:style-name="P5"><text:s text:c="10"/>} else {</text:p>
      <text:p text:style-name="P5"><text:s text:c="12"/>return twonumbers(arguments[0], arguments[1]);</text:p>
      <text:p text:style-name="P5"><text:s text:c="10"/>}</text:p>
      <text:p text:style-name="P5"><text:s text:c="10"/>break;</text:p>
      <text:p text:style-name="P5"><text:s text:c="8"/>default:</text:p>
      <text:p text:style-name="P5"><text:s text:c="10"/>return "Unsupported combination of arguments";</text:p>
      <text:p text:style-name="P5"><text:s text:c="6"/>}</text:p>
      <text:p text:style-name="P5"><text:s text:c="4"/>}</text:p>
      <text:p text:style-name="P5"/>
      <text:p text:style-name="P5"><text:s text:c="4"/>function twonumbers(arg1, arg2) {</text:p>
      <text:p text:style-name="P5"><text:s text:c="6"/>// Implement your logic for twonumbers function here</text:p>
      <text:p text:style-name="P5"><text:s text:c="6"/>// For demonstration purposes, just returning the arguments</text:p>
      <text:p text:style-name="P5"><text:s text:c="6"/>return [arg1, arg2];</text:p>
      <text:p text:style-name="P5"><text:s text:c="4"/>}</text:p>
      <text:p text:style-name="P5"/>
      <text:p text:style-name="P5"><text:s text:c="4"/>function threenumbers(arg1, arg2, arg3) {</text:p>
      <text:p text:style-name="P5"><text:s text:c="6"/>// Implement your logic for threenumbers function here</text:p>
      <text:p text:style-name="P5"><text:s text:c="6"/>// For demonstration purposes, just returning the arguments</text:p>
      <text:p text:style-name="P5"><text:s text:c="6"/>return [arg1, arg2, arg3];</text:p>
      <text:p text:style-name="P5"><text:s text:c="4"/>}</text:p>
      <text:p text:style-name="P5"/>
      <text:p text:style-name="P5"><text:s text:c="4"/>console.log(overloaded("Shubham", "Shejwal"));</text:p>
      <text:p text:style-name="P5"><text:s text:c="4"/>console.log(overloaded(10, 20));</text:p>
      <text:p text:style-name="P5"><text:s text:c="4"/>console.log(overloaded(10, 20, 30));</text:p>
      <text:p text:style-name="P5"><text:s text:c="4"/>console.log(overloaded("Shubham", "age")); </text:p>
      <text:p text:style-name="P2"/>
      <text:p text:style-name="P2"/>
      <text:p text:style-name="P2"/>
      <text:p text:style-name="P2"/>
      <text:p text:style-name="P2"/>
      <text:p text:style-name="P7">Dunder Proto, Object.create and Object.setPrototypeOf and Object.getPrototypeOf</text:p>
      <text:p text:style-name="P2"/>
      <text:list xml:id="list8216554818866635366" text:style-name="WWNum3">
        <text:list-item>
          <text:p text:style-name="P35">Create Pseudo classical Inheritance by using Object.create and Object.setPrototypeOf for</text:p>
        </text:list-item>
      </text:list>
      <text:p text:style-name="P9">Human – Base / Super Class</text:p>
      <text:p text:style-name="P9"><text:tab/>name – string</text:p>
      <text:p text:style-name="P9"><text:soft-page-break/>Prototype Level Method </text:p>
      <text:p text:style-name="P9"><text:tab/>Speak<text:tab/></text:p>
      <text:p text:style-name="P9"><text:tab/>Introduction</text:p>
      <text:p text:style-name="P9"/>
      <text:p text:style-name="P9">Student</text:p>
      <text:p text:style-name="P9"><text:tab/>College – string</text:p>
      <text:p text:style-name="P9"><text:tab/>Courses – string []</text:p>
      <text:p text:style-name="P9">Prototype Level Method</text:p>
      <text:p text:style-name="P9"><text:tab/>Introduction (overridden)</text:p>
      <text:p text:style-name="P9"><text:tab/>takeExams</text:p>
      <text:p text:style-name="P2">Answer:</text:p>
      <text:p text:style-name="P2"/>
      <text:p text:style-name="P5">function Human(name) {</text:p>
      <text:p text:style-name="P5"><text:s text:c="2"/>this.name = name;</text:p>
      <text:p text:style-name="P5">}</text:p>
      <text:p text:style-name="P5"/>
      <text:p text:style-name="P5">Human.prototype.speak = function() {</text:p>
      <text:p text:style-name="P5"><text:s text:c="2"/>console.log(`Hello, my name is ${this.name}`);</text:p>
      <text:p text:style-name="P5">};</text:p>
      <text:p text:style-name="P5"/>
      <text:p text:style-name="P5">Human.prototype.introduction = function() {</text:p>
      <text:p text:style-name="P5"><text:s text:c="2"/>console.log(`I am a human named ${this.name}`);</text:p>
      <text:p text:style-name="P5">};</text:p>
      <text:p text:style-name="P5">function Student(name, college, courses) {</text:p>
      <text:p text:style-name="P5"><text:s text:c="2"/>Human.call(this, name); // Call the Human constructor</text:p>
      <text:p text:style-name="P5"><text:s text:c="2"/>this.college = college;</text:p>
      <text:p text:style-name="P5"><text:s text:c="2"/>this.courses = courses;</text:p>
      <text:p text:style-name="P5">}</text:p>
      <text:p text:style-name="P5">Student.prototype = Object.create(Human.prototype);</text:p>
      <text:p text:style-name="P5"/>
      <text:p text:style-name="P5">Object.setPrototypeOf(Student.prototype, Student);</text:p>
      <text:p text:style-name="P5"/>
      <text:p text:style-name="P5">Student.prototype.introduction = function() {</text:p>
      <text:p text:style-name="P5"><text:s text:c="2"/>console.log(`I am a student named ${this.name} from ${this.college}`);</text:p>
      <text:p text:style-name="P5">};</text:p>
      <text:p text:style-name="P5"/>
      <text:p text:style-name="P5">Student.prototype.takeExams = function() {</text:p>
      <text:p text:style-name="P5"><text:s text:c="2"/>console.log(`I am taking exams for ${this.courses.join(', ')}`);</text:p>
      <text:p text:style-name="P5">};</text:p>
      <text:p text:style-name="P5"/>
      <text:p text:style-name="P5">const student = new Student('John Doe', 'MIT', ['Math', 'Science', 'English']);</text:p>
      <text:p text:style-name="P5"/>
      <text:p text:style-name="P5">student.speak(); // Output: Hello, my name is John Doe</text:p>
      <text:p text:style-name="P5">student.introduction(); // Output: I am a student named John Doe from MIT</text:p>
      <text:p text:style-name="P5">student.takeExams(); // Output: I am taking exams for Math, Science, English</text:p>
      <text:p text:style-name="P5"/>
      <text:p text:style-name="P5"/>
      <text:p text:style-name="P5"/>
      <text:list xml:id="list39547066" text:continue-numbering="true" text:style-name="WWNum3">
        <text:list-item>
          <text:p text:style-name="P35"><text:soft-page-break/>Create a Class Hierarchy between</text:p>
        </text:list-item>
      </text:list>
      <text:p text:style-name="P15">Person – Base / Super</text:p>
      <text:p text:style-name="P15">Developer - Derived / Sub</text:p>
      <text:p text:style-name="P15"/>
      <text:p text:style-name="P15">Display Both objects / classes prototype, __proto__ and getPrototypeOf</text:p>
      <text:p text:style-name="P2">Answer:</text:p>
      <text:p text:style-name="P5"/>
      <text:p text:style-name="P5"><text:s text:c="4"/>function Person(name, age) {</text:p>
      <text:p text:style-name="P5"><text:s text:c="6"/>this.name = name;</text:p>
      <text:p text:style-name="P5"><text:s text:c="6"/>this.age = age;</text:p>
      <text:p text:style-name="P5"><text:s text:c="4"/>}</text:p>
      <text:p text:style-name="P5"><text:s text:c="4"/>Person.prototype.sayHello = function () {</text:p>
      <text:p text:style-name="P5"><text:s text:c="6"/>console.log("Hello, my name is " + this.name + ".");</text:p>
      <text:p text:style-name="P5"><text:s text:c="4"/>};</text:p>
      <text:p text:style-name="P5"/>
      <text:p text:style-name="P5"><text:s text:c="4"/>function Developer(name, age, skills) {</text:p>
      <text:p text:style-name="P5"><text:s text:c="6"/>// Call the superclass constructor</text:p>
      <text:p text:style-name="P5"><text:s text:c="6"/>Person.call(this, name, age);</text:p>
      <text:p text:style-name="P5"><text:s text:c="6"/>this.skills = skills;</text:p>
      <text:p text:style-name="P5"><text:s text:c="4"/>}</text:p>
      <text:p text:style-name="P5"/>
      <text:p text:style-name="P5"><text:s text:c="4"/>// Set up prototype chain for inheritance</text:p>
      <text:p text:style-name="P5"><text:s text:c="4"/>Developer.prototype = Object.create(Person.prototype);</text:p>
      <text:p text:style-name="P5"><text:s text:c="4"/>Developer.prototype.constructor = Developer;</text:p>
      <text:p text:style-name="P5"/>
      <text:p text:style-name="P5"><text:s text:c="4"/>// Developer-specific method</text:p>
      <text:p text:style-name="P5"><text:s text:c="4"/>Developer.prototype.code = function () {</text:p>
      <text:p text:style-name="P5"><text:s text:c="6"/>console.log(this.name + " is coding with skills: " + this.skills.join(", ") + ".");</text:p>
      <text:p text:style-name="P5"><text:s text:c="4"/>};</text:p>
      <text:p text:style-name="P5"><text:s text:c="4"/>var person1 = new Person("Alice", 30);</text:p>
      <text:p text:style-name="P5"><text:s text:c="4"/>var developer1 = new Developer("Bob", 25, ["JavaScript", "React"]);</text:p>
      <text:p text:style-name="P5"/>
      <text:p text:style-name="P5"><text:s text:c="4"/>// Display prototypes and inheritance</text:p>
      <text:p text:style-name="P5"><text:s text:c="4"/>console.log("Prototype of Person:");</text:p>
      <text:p text:style-name="P5"><text:s text:c="4"/>console.log(Person.prototype);</text:p>
      <text:p text:style-name="P5"/>
      <text:p text:style-name="P5"><text:s text:c="4"/>console.log("Prototype of Developer:");</text:p>
      <text:p text:style-name="P5"><text:s text:c="4"/>console.log(Developer.prototype);</text:p>
      <text:p text:style-name="P5"/>
      <text:p text:style-name="P5"><text:s text:c="4"/>console.log("__proto__ of person1:");</text:p>
      <text:p text:style-name="P5"><text:s text:c="4"/>console.log(person1.__proto__); // Should be Person.prototype</text:p>
      <text:p text:style-name="P5"/>
      <text:p text:style-name="P5"><text:s text:c="4"/>console.log("__proto__ of developer1:");</text:p>
      <text:p text:style-name="P5"><text:s text:c="4"/>console.log(developer1.__proto__); // Should be Developer.prototype</text:p>
      <text:p text:style-name="P5"/>
      <text:p text:style-name="P5"><text:s text:c="4"/>console.log("---");</text:p>
      <text:p text:style-name="P5"/>
      <text:p text:style-name="P5"><text:s text:c="4"/>console.log("Using Object.getPrototypeOf:");</text:p>
      <text:p text:style-name="P5"><text:soft-page-break/><text:s text:c="4"/>console.log(Object.getPrototypeOf(person1)); // Should be Person.prototype</text:p>
      <text:p text:style-name="P5"><text:s text:c="4"/>console.log(Object.getPrototypeOf(developer1)); // Should be Developer.prototype</text:p>
      <text:p text:style-name="P5"><text:s text:c="2"/>&lt;/script&gt;</text:p>
      <text:p text:style-name="P5">&lt;/body&gt;</text:p>
      <text:p text:style-name="P5">&lt;/html&gt;</text:p>
      <text:p text:style-name="P2"/>
      <text:p text:style-name="P10">Module Pattern</text:p>
      <text:p text:style-name="P15"/>
      <text:list xml:id="list6003687084838227319" text:style-name="WWNum4">
        <text:list-item>
          <text:p text:style-name="P36">Create a Shopping Cart Module, which would allow user to deal with cart data,</text:p>
        </text:list-item>
      </text:list>
      <text:p text:style-name="P15">Product in Shopping Cart would be with following details.</text:p>
      <text:p text:style-name="P15"><text:tab/>productId, name, price, quantity</text:p>
      <text:p text:style-name="P15">Methods provided by Module are,</text:p>
      <text:p text:style-name="P21">addItem – Add Item would add one product item, if again called for the same product </text:p>
      <text:p text:style-name="P18">id, it would increase the quantity.</text:p>
      <text:p text:style-name="P15"><text:tab/>removeItem – Remove product (all quantities by product id)</text:p>
      <text:p text:style-name="P15"><text:tab/>getAllItems – Get all products details.</text:p>
      <text:p text:style-name="P15"><text:tab/>getTotalPrice - Total Price of all items in the cart</text:p>
      <text:p text:style-name="P15"/>
      <text:p text:style-name="P2">Answer:</text:p>
      <text:p text:style-name="P5"><text:s/>function Product(productId, name, price, quantity) {</text:p>
      <text:p text:style-name="P17"><text:s text:c="6"/>this.productId = productId;</text:p>
      <text:p text:style-name="P17"><text:s text:c="6"/>this.name = name;</text:p>
      <text:p text:style-name="P17"><text:s text:c="6"/>this.price = price;</text:p>
      <text:p text:style-name="P17"><text:s text:c="6"/>this.quantity = quantity;</text:p>
      <text:p text:style-name="P17"><text:s text:c="4"/>}</text:p>
      <text:p text:style-name="P17"><text:s text:c="4"/>var shoppingCart = (function() {</text:p>
      <text:p text:style-name="P17"><text:s text:c="6"/>var cart = [];</text:p>
      <text:p text:style-name="P17"/>
      <text:p text:style-name="P17"><text:s text:c="6"/>return {</text:p>
      <text:p text:style-name="P17"><text:s text:c="8"/>addItem: function(productId, name, price, quantity) {</text:p>
      <text:p text:style-name="P17"><text:s text:c="10"/>// Check if the product already exists in the cart</text:p>
      <text:p text:style-name="P17"><text:s text:c="10"/>var existingProduct = cart.find(function(item) {</text:p>
      <text:p text:style-name="P17"><text:s text:c="12"/>return item.productId === productId;</text:p>
      <text:p text:style-name="P17"><text:s text:c="10"/>});</text:p>
      <text:p text:style-name="P17"/>
      <text:p text:style-name="P17"><text:s text:c="10"/>if (existingProduct) {</text:p>
      <text:p text:style-name="P17"><text:s text:c="12"/>// Product already exists, increase quantity</text:p>
      <text:p text:style-name="P17"><text:s text:c="12"/>existingProduct.quantity += quantity;</text:p>
      <text:p text:style-name="P17"><text:s text:c="10"/>} else {</text:p>
      <text:p text:style-name="P17"><text:s text:c="12"/>// Add new product to the cart</text:p>
      <text:p text:style-name="P17"><text:s text:c="12"/>var newProduct = new Product(productId, name, price, quantity);</text:p>
      <text:p text:style-name="P17"><text:s text:c="12"/>cart.push(newProduct);</text:p>
      <text:p text:style-name="P17"><text:s text:c="10"/>}</text:p>
      <text:p text:style-name="P17"><text:s text:c="8"/>},</text:p>
      <text:p text:style-name="P17"/>
      <text:p text:style-name="P17"><text:s text:c="8"/>removeItem: function(productId) {</text:p>
      <text:p text:style-name="P17"><text:s text:c="10"/>// Remove all items with matching productId from the cart</text:p>
      <text:p text:style-name="P17"><text:soft-page-break/><text:s text:c="10"/>cart = cart.filter(function(item) {</text:p>
      <text:p text:style-name="P17"><text:s text:c="12"/>return item.productId !== productId;</text:p>
      <text:p text:style-name="P17"><text:s text:c="10"/>});</text:p>
      <text:p text:style-name="P17"><text:s text:c="8"/>},</text:p>
      <text:p text:style-name="P17"/>
      <text:p text:style-name="P17"><text:s text:c="8"/>getAllItems: function() {</text:p>
      <text:p text:style-name="P17"><text:s text:c="10"/>// Return a copy of all items in the cart</text:p>
      <text:p text:style-name="P17"><text:s text:c="10"/>return cart.map(function(item) {</text:p>
      <text:p text:style-name="P17"><text:s text:c="12"/>return {</text:p>
      <text:p text:style-name="P17"><text:s text:c="14"/>productId: item.productId,</text:p>
      <text:p text:style-name="P17"><text:s text:c="14"/>name: item.name,</text:p>
      <text:p text:style-name="P17"><text:s text:c="14"/>price: item.price,</text:p>
      <text:p text:style-name="P17"><text:s text:c="14"/>quantity: item.quantity</text:p>
      <text:p text:style-name="P17"><text:s text:c="12"/>};</text:p>
      <text:p text:style-name="P17"><text:s text:c="10"/>});</text:p>
      <text:p text:style-name="P17"><text:s text:c="8"/>},</text:p>
      <text:p text:style-name="P17"/>
      <text:p text:style-name="P17"><text:s text:c="8"/>getTotalPrice: function() {</text:p>
      <text:p text:style-name="P17"><text:s text:c="10"/>// Calculate total price of all items in the cart</text:p>
      <text:p text:style-name="P17"><text:s text:c="10"/>var totalPrice = cart.reduce(function(total, item) {</text:p>
      <text:p text:style-name="P17"><text:s text:c="12"/>return total + (item.price * item.quantity);</text:p>
      <text:p text:style-name="P17"><text:s text:c="10"/>}, 0);</text:p>
      <text:p text:style-name="P17"/>
      <text:p text:style-name="P17"><text:s text:c="10"/>return totalPrice.toFixed(2); // Return as string with 2 decimal places</text:p>
      <text:p text:style-name="P17"><text:s text:c="8"/>}</text:p>
      <text:p text:style-name="P17"><text:s text:c="6"/>};</text:p>
      <text:p text:style-name="P17"><text:s text:c="4"/>})();</text:p>
      <text:p text:style-name="P17"/>
      <text:p text:style-name="P17">// Add items to the cart</text:p>
      <text:p text:style-name="P17">shoppingCart.addItem(1, 'Laptop', 1200.00, 1);</text:p>
      <text:p text:style-name="P17">shoppingCart.addItem(2, 'Mouse', 20.00, 2);</text:p>
      <text:p text:style-name="P17">shoppingCart.addItem(1, 'Laptop', 1200.00, 1); // Adding Laptop again should increase quantity</text:p>
      <text:p text:style-name="P17"/>
      <text:p text:style-name="P17">console.log('All Items in Cart:');</text:p>
      <text:p text:style-name="P17">console.log(shoppingCart.getAllItems());</text:p>
      <text:p text:style-name="P17"/>
      <text:p text:style-name="P17">console.log('Total Price:', shoppingCart.getTotalPrice());</text:p>
      <text:p text:style-name="P17">shoppingCart.removeItem(2);</text:p>
      <text:p text:style-name="P17">console.log('All Items in Cart after removing Mouse:');</text:p>
      <text:p text:style-name="P17">console.log(shoppingCart.getAllItems());</text:p>
      <text:p text:style-name="P17">console.log('Total Price after removing:', shoppingCart.getTotalPrice());</text:p>
      <text:p text:style-name="P16">Runtime Type Information</text:p>
      <text:p text:style-name="P15"/>
      <text:list xml:id="list2178318850813417355" text:style-name="WWNum6">
        <text:list-item>
          <text:p text:style-name="P37">Go for Base class Vehicle.</text:p>
        </text:list-item>
      </text:list>
      <text:p text:style-name="P15"/>
      <text:p text:style-name="P15">function Vehicle (make, model) {</text:p>
      <text:p text:style-name="P15"><text:s text:c="4"/>this.make = make;</text:p>
      <text:p text:style-name="P15"><text:soft-page-break/><text:s text:c="4"/>this.model = model;</text:p>
      <text:p text:style-name="P15">}</text:p>
      <text:p text:style-name="P15"/>
      <text:p text:style-name="P15">And 2 derived classes</text:p>
      <text:p text:style-name="P15">function Car (make, model) {</text:p>
      <text:p text:style-name="P15"><text:s text:c="4"/>this.wheels = 4;</text:p>
      <text:p text:style-name="P15">}</text:p>
      <text:p text:style-name="P15"/>
      <text:p text:style-name="P15">function Bike (make, model) {</text:p>
      <text:p text:style-name="P15"><text:s text:c="4"/>this.wheels = 2;</text:p>
      <text:p text:style-name="P15">}</text:p>
      <text:p text:style-name="P15"/>
      <text:p text:style-name="P15">Do the inheritance with Vehicle and Car as well as on Vehicle and Bike</text:p>
      <text:p text:style-name="P15">Instantiate Car and Bike</text:p>
      <text:p text:style-name="P15"/>
      <text:list xml:id="list1403769127642931359" text:style-name="WWNum5">
        <text:list-item>
          <text:p text:style-name="P38">Use type of to check the type of the Car and Bike Object</text:p>
        </text:list-item>
      </text:list>
      <text:p text:style-name="P15"/>
      <text:list xml:id="list39551050" text:continue-numbering="true" text:style-name="WWNum5">
        <text:list-item>
          <text:p text:style-name="P38">Use instance of to check Car Object is of type Vehicle, Car, or Bike</text:p>
        </text:list-item>
        <text:list-item>
          <text:p text:style-name="P38">Use instance of to check Bike Object is of type Vehicle, Car, or Bike</text:p>
        </text:list-item>
      </text:list>
      <text:p text:style-name="P15"/>
      <text:p text:style-name="P21">Use constructor property to see whether,</text:p>
      <text:list xml:id="list39563657" text:continue-numbering="true" text:style-name="WWNum5">
        <text:list-item>
          <text:p text:style-name="P38">CarObject.constructor property pointing to also check whether,</text:p>
        </text:list-item>
        <text:list-item>
          <text:p text:style-name="P38">BikeObject.constructor property pointing to</text:p>
        </text:list-item>
      </text:list>
      <text:p text:style-name="P15"/>
      <text:p text:style-name="P21">Also check,</text:p>
      <text:list xml:id="list39574134" text:continue-numbering="true" text:style-name="WWNum5">
        <text:list-item>
          <text:p text:style-name="P38">getPrototypeOf(carObj) is equal to Car.Prototype and </text:p>
        </text:list-item>
        <text:list-item>
          <text:p text:style-name="P38">getPrototypeOf(bikeObj) is equal to Bike.Prototype</text:p>
          <text:p text:style-name="P38"/>
          <text:p text:style-name="P40">Answer:</text:p>
        </text:list-item>
      </text:list>
      <text:p text:style-name="Standard"><text:s/>function Vehicle(make, model) {</text:p>
      <text:p text:style-name="List_20_Paragraph"><text:s text:c="8"/>this.make = make;</text:p>
      <text:p text:style-name="List_20_Paragraph"><text:s text:c="8"/>this.model = model;</text:p>
      <text:p text:style-name="List_20_Paragraph"><text:s text:c="4"/>}</text:p>
      <text:p text:style-name="List_20_Paragraph"/>
      <text:p text:style-name="List_20_Paragraph"><text:s text:c="4"/>function Car(make, model) {</text:p>
      <text:p text:style-name="List_20_Paragraph"><text:s text:c="8"/>Vehicle.call(this, make, model); // Call base class constructor</text:p>
      <text:p text:style-name="List_20_Paragraph"><text:s text:c="8"/>this.wheels = 4;</text:p>
      <text:p text:style-name="List_20_Paragraph"><text:s text:c="4"/>}</text:p>
      <text:p text:style-name="List_20_Paragraph"/>
      <text:p text:style-name="List_20_Paragraph"><text:s text:c="4"/>Car.prototype = Object.create(Vehicle.prototype);</text:p>
      <text:p text:style-name="List_20_Paragraph"><text:s text:c="4"/>Car.prototype.constructor = Car;</text:p>
      <text:p text:style-name="List_20_Paragraph"/>
      <text:p text:style-name="List_20_Paragraph"><text:s text:c="4"/>function Bike(make, model) {</text:p>
      <text:p text:style-name="List_20_Paragraph"><text:s text:c="8"/>Vehicle.call(this, make, model); // Call base class constructor</text:p>
      <text:p text:style-name="List_20_Paragraph"><text:s text:c="8"/>this.wheels = 2;</text:p>
      <text:p text:style-name="List_20_Paragraph"><text:s text:c="4"/>}</text:p>
      <text:p text:style-name="List_20_Paragraph"/>
      <text:p text:style-name="List_20_Paragraph"><text:soft-page-break/><text:s text:c="4"/>Bike.prototype = Object.create(Vehicle.prototype);</text:p>
      <text:p text:style-name="List_20_Paragraph"><text:s text:c="4"/>Bike.prototype.constructor = Bike;</text:p>
      <text:p text:style-name="List_20_Paragraph"/>
      <text:p text:style-name="List_20_Paragraph"><text:s text:c="4"/>var carObj = new Car('Toyota', 'Camry');</text:p>
      <text:p text:style-name="List_20_Paragraph"><text:s text:c="4"/>var bikeObj = new Bike('Honda', 'CBR');</text:p>
      <text:p text:style-name="List_20_Paragraph"/>
      <text:p text:style-name="List_20_Paragraph"><text:s text:c="4"/>console.log(carObj); // Check Car object</text:p>
      <text:p text:style-name="List_20_Paragraph"><text:s text:c="4"/>console.log(bikeObj); // Check Bike object</text:p>
      <text:p text:style-name="List_20_Paragraph"/>
      <text:p text:style-name="List_20_Paragraph"/>
      <text:p text:style-name="List_20_Paragraph"><text:s text:c="4"/>console.log(typeof carObj); // "object"</text:p>
      <text:p text:style-name="List_20_Paragraph"><text:s text:c="4"/>console.log(typeof bikeObj); // "object"</text:p>
      <text:p text:style-name="List_20_Paragraph"/>
      <text:p text:style-name="List_20_Paragraph"/>
      <text:p text:style-name="List_20_Paragraph"><text:s text:c="4"/>console.log(carObj instanceof Vehicle); // true (Car is a Vehicle)</text:p>
      <text:p text:style-name="List_20_Paragraph"><text:s text:c="4"/>console.log(carObj instanceof Car); <text:s text:c="4"/>// true (Car is an instance of Car)</text:p>
      <text:p text:style-name="List_20_Paragraph"><text:s text:c="4"/>console.log(carObj instanceof Bike); <text:s text:c="3"/>// false (Car is not a Bike)</text:p>
      <text:p text:style-name="List_20_Paragraph"/>
      <text:p text:style-name="List_20_Paragraph"><text:s text:c="4"/>console.log(bikeObj instanceof Vehicle); // true (Bike is a Vehicle)</text:p>
      <text:p text:style-name="List_20_Paragraph"><text:s text:c="4"/>console.log(bikeObj instanceof Car); <text:s text:c="4"/>// false (Bike is not a Car)</text:p>
      <text:p text:style-name="List_20_Paragraph"><text:s text:c="4"/>console.log(bikeObj instanceof Bike); <text:s text:c="3"/>// true (Bike is an instance of Bike)</text:p>
      <text:p text:style-name="List_20_Paragraph"/>
      <text:p text:style-name="List_20_Paragraph"/>
      <text:p text:style-name="List_20_Paragraph"><text:s text:c="4"/>console.log(carObj.constructor === Vehicle); // false (CarObject.constructor is Car)</text:p>
      <text:p text:style-name="List_20_Paragraph"><text:s text:c="4"/>console.log(carObj.constructor === Car); <text:s text:c="4"/>// true</text:p>
      <text:p text:style-name="List_20_Paragraph"><text:s text:c="4"/>console.log(carObj.constructor === Bike); <text:s text:c="3"/>// false</text:p>
      <text:p text:style-name="List_20_Paragraph"/>
      <text:p text:style-name="List_20_Paragraph"><text:s text:c="4"/>console.log(bikeObj.constructor === Vehicle); // false (BikeObject.constructor is Bike)</text:p>
      <text:p text:style-name="List_20_Paragraph"><text:s text:c="4"/>console.log(bikeObj.constructor === Car); <text:s text:c="4"/>// false</text:p>
      <text:p text:style-name="List_20_Paragraph"><text:s text:c="4"/>console.log(bikeObj.constructor === Bike); <text:s text:c="3"/>// true</text:p>
      <text:p text:style-name="List_20_Paragraph"/>
      <text:p text:style-name="List_20_Paragraph"><text:s text:c="4"/>// Prototype relationships</text:p>
      <text:p text:style-name="List_20_Paragraph"><text:s text:c="4"/>console.log(Object.getPrototypeOf(carObj) === Car.prototype); <text:s text:c="3"/>// true</text:p>
      <text:p text:style-name="List_20_Paragraph"><text:s text:c="4"/>console.log(Object.getPrototypeOf(carObj) === Vehicle.prototype); // false</text:p>
      <text:p text:style-name="List_20_Paragraph"/>
      <text:p text:style-name="List_20_Paragraph"><text:s text:c="4"/>console.log(Object.getPrototypeOf(bikeObj) === Bike.prototype); <text:s text:c="3"/>// true</text:p>
      <text:p text:style-name="P15"><text:s text:c="4"/><text:span text:style-name="T9">console.log(Object.getPrototypeOf(bikeObj) === Vehicle.prototype); // false</text:span></text:p>
      <text:p text:style-name="P15"/>
      <text:p text:style-name="P16">DOM Manipulation</text:p>
      <text:p text:style-name="P2"/>
      <text:p text:style-name="P2">Assignment 1: Changing Text Content</text:p>
      <text:p text:style-name="P2">Write a JavaScript function that changes the text content of a specific HTML element when a button is clicked.</text:p>
      <text:p text:style-name="P1"/>
      <text:p text:style-name="P2"><text:s text:c="3"/>HTML <text:s text:c="2"/></text:p>
      <text:p text:style-name="P11">&lt;!DOCTYPE html&gt;</text:p>
      <text:p text:style-name="P11">&lt;html&gt;</text:p>
      <text:p text:style-name="P11"><text:soft-page-break/>&lt;head&gt;</text:p>
      <text:p text:style-name="P11">    &lt;title&gt;Change Text Content&lt;/title&gt;</text:p>
      <text:p text:style-name="P11">&lt;/head&gt;</text:p>
      <text:p text:style-name="P11">&lt;body&gt;</text:p>
      <text:p text:style-name="P11">    &lt;p id="text"&gt;Original text&lt;/p&gt;</text:p>
      <text:p text:style-name="P11">    &lt;button onclick="changeText()"&gt;Change Text&lt;/button&gt;</text:p>
      <text:p text:style-name="P11">    &lt;script src="script.js"&gt;&lt;/script&gt;</text:p>
      <text:p text:style-name="P11">&lt;/body&gt;</text:p>
      <text:p text:style-name="P11">&lt;/html&gt;</text:p>
      <text:p text:style-name="P2">Answer:</text:p>
      <text:p text:style-name="P19"/>
      <text:p text:style-name="P2"><text:s text:c="3"/>JavaScript <text:s text:c="2"/>(script.js):</text:p>
      <text:p text:style-name="P2"/>
      <text:p text:style-name="P5">function changeText() {</text:p>
      <text:p text:style-name="P5"><text:s text:c="2"/>const textElement = document.getElementById('text');</text:p>
      <text:p text:style-name="P5"><text:s text:c="2"/>textElement.textContent = 'New text!';</text:p>
      <text:p text:style-name="P5">}</text:p>
      <text:p text:style-name="P5"/>
      <text:p text:style-name="P2"/>
      <text:p text:style-name="P2">Assignment 2: Adding New Elements</text:p>
      <text:p text:style-name="P2">Write a JavaScript function that adds a new list item to an unordered list when a button is clicked.</text:p>
      <text:p text:style-name="P1"/>
      <text:p text:style-name="P1">HTML</text:p>
      <text:p text:style-name="P1">&lt;!DOCTYPE html&gt;</text:p>
      <text:p text:style-name="P1">&lt;html&gt;</text:p>
      <text:p text:style-name="P1">&lt;head&gt;</text:p>
      <text:p text:style-name="P1">    &lt;title&gt;Add List Item&lt;/title&gt;</text:p>
      <text:p text:style-name="P1">&lt;/head&gt;</text:p>
      <text:p text:style-name="P1">&lt;body&gt;</text:p>
      <text:p text:style-name="P1">    &lt;ul id="myList"&gt;</text:p>
      <text:p text:style-name="P1">        &lt;li&gt;Item 1&lt;/li&gt;</text:p>
      <text:p text:style-name="P1">        &lt;li&gt;Item 2&lt;/li&gt;</text:p>
      <text:p text:style-name="P1">    &lt;/ul&gt;</text:p>
      <text:p text:style-name="P1">    &lt;button onclick="addListItem()"&gt;Add Item&lt;/button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<text:s text:c="3"/>JavaScript <text:s text:c="3"/>(script.js):</text:p>
      <text:p text:style-name="P5"/>
      <text:p text:style-name="P5">function addListItem() {</text:p>
      <text:p text:style-name="P5"><text:s text:c="2"/>const list = document.getElementById('myList');</text:p>
      <text:p text:style-name="P5"><text:s text:c="2"/>const newItem = document.createElement('li');</text:p>
      <text:p text:style-name="P5"><text:s text:c="2"/>newItem.textContent = 'New Item';</text:p>
      <text:p text:style-name="P5"><text:s text:c="2"/>list.appendChild(newItem);</text:p>
      <text:p text:style-name="P5">}</text:p>
      <text:p text:style-name="P2"><text:soft-page-break/>Assignment 3: Removing Elements</text:p>
      <text:p text:style-name="P2"/>
      <text:p text:style-name="P2">Write a JavaScript function that removes the last list item from an unordered list when a button is clicked.</text:p>
      <text:p text:style-name="P1"/>
      <text:p text:style-name="P1"><text:s text:c="3"/>HTML</text:p>
      <text:p text:style-name="P1">&lt;!DOCTYPE html&gt;</text:p>
      <text:p text:style-name="P1">&lt;html&gt;</text:p>
      <text:p text:style-name="P1">&lt;head&gt;</text:p>
      <text:p text:style-name="P1">    &lt;title&gt;Remove List Item&lt;/title&gt;</text:p>
      <text:p text:style-name="P1">&lt;/head&gt;</text:p>
      <text:p text:style-name="P1">&lt;body&gt;</text:p>
      <text:p text:style-name="P1">    &lt;ul id="myList"&gt;</text:p>
      <text:p text:style-name="P1">        &lt;li&gt;Item 1&lt;/li&gt;</text:p>
      <text:p text:style-name="P1">        &lt;li&gt;Item 2&lt;/li&gt;</text:p>
      <text:p text:style-name="P1">        &lt;li&gt;Item 3&lt;/li&gt;</text:p>
      <text:p text:style-name="P1">    &lt;/ul&gt;</text:p>
      <text:p text:style-name="P1">    &lt;button onclick="removeListItem()"&gt;Remove Last Item&lt;/button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JavaScript <text:s text:c="3"/>(script.js):</text:p>
      <text:p text:style-name="P5"/>
      <text:p text:style-name="P5">function removeListItem() {</text:p>
      <text:p text:style-name="P5"><text:s text:c="2"/>const list = document.getElementById('myList');</text:p>
      <text:p text:style-name="P5"><text:s text:c="2"/>const lastItem = list.lastChild;</text:p>
      <text:p text:style-name="P5"><text:s text:c="2"/>if (lastItem) {</text:p>
      <text:p text:style-name="P5"><text:s text:c="4"/>list.removeChild(lastItem);</text:p>
      <text:p text:style-name="P5"><text:s text:c="2"/>}</text:p>
      <text:p text:style-name="P5">}</text:p>
      <text:p text:style-name="P5"/>
      <text:p text:style-name="P2">Assignment 4: Changing Styles</text:p>
      <text:p text:style-name="P2">Write a JavaScript function that changes the background color of a div element when a button is clicked.</text:p>
      <text:p text:style-name="P1"/>
      <text:p text:style-name="P1"><text:s text:c="3"/>HTML</text:p>
      <text:p text:style-name="P1"/>
      <text:p text:style-name="P1">&lt;!DOCTYPE html&gt;</text:p>
      <text:p text:style-name="P1">&lt;html&gt;</text:p>
      <text:p text:style-name="P1">&lt;head&gt;</text:p>
      <text:p text:style-name="P1">    &lt;title&gt;Change Background Color&lt;/title&gt;</text:p>
      <text:p text:style-name="P1">    &lt;style&gt;</text:p>
      <text:p text:style-name="P1">        #colorBox {</text:p>
      <text:p text:style-name="P1">            width: 100px;</text:p>
      <text:p text:style-name="P1">            height: 100px;</text:p>
      <text:p text:style-name="P1"><text:soft-page-break/>            background-color: lightgray;</text:p>
      <text:p text:style-name="P1">        }</text:p>
      <text:p text:style-name="P1">    &lt;/style&gt;</text:p>
      <text:p text:style-name="P1">&lt;/head&gt;</text:p>
      <text:p text:style-name="P1">&lt;body&gt;</text:p>
      <text:p text:style-name="P1">    &lt;div id="colorBox"&gt;&lt;/div&gt;</text:p>
      <text:p text:style-name="P1">    &lt;button onclick="changeColor()"&gt;Change Color&lt;/button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<text:s text:c="3"/>JavaScript <text:s text:c="3"/>(script.js):</text:p>
      <text:p text:style-name="P1"/>
      <text:p text:style-name="P1">function changeColor() {</text:p>
      <text:p text:style-name="P1"><text:s text:c="2"/>const colorBox = document.getElementById('colorBox');</text:p>
      <text:p text:style-name="P1"><text:s text:c="2"/>colorBox.style.backgroundColor = 'blue';</text:p>
      <text:p text:style-name="P1">}</text:p>
      <text:p text:style-name="P2">Assignment 5: Form Validation</text:p>
      <text:p text:style-name="P2"/>
      <text:p text:style-name="P2">Write a JavaScript function to validate a form. The form should contain an input field for an email address. The function should check if the input is a valid email address and display an appropriate message.</text:p>
      <text:p text:style-name="P1"/>
      <text:p text:style-name="P1"><text:s text:c="3"/>HTML <text:s text:c="2"/></text:p>
      <text:p text:style-name="P1">&lt;!DOCTYPE html&gt;</text:p>
      <text:p text:style-name="P1">&lt;html&gt;</text:p>
      <text:p text:style-name="P1">&lt;head&gt;</text:p>
      <text:p text:style-name="P1">    &lt;title&gt;Form Validation&lt;/title&gt;</text:p>
      <text:p text:style-name="P1">&lt;/head&gt;</text:p>
      <text:p text:style-name="P1">&lt;body&gt;</text:p>
      <text:p text:style-name="P1">    &lt;form id="myForm" onsubmit="return validateForm()"&gt;</text:p>
      <text:p text:style-name="P1">        &lt;label for="email"&gt;Email:&lt;/label&gt;</text:p>
      <text:p text:style-name="P1">        &lt;input type="text" id="email" name="email"&gt;</text:p>
      <text:p text:style-name="P1">        &lt;input type="submit" value="Submit"&gt;</text:p>
      <text:p text:style-name="P1">    &lt;/form&gt;</text:p>
      <text:p text:style-name="P1">    &lt;p id="message"&gt;&lt;/p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<text:s text:c="3"/>JavaScript <text:s text:c="3"/>(script.js):</text:p>
      <text:p text:style-name="P5"/>
      <text:p text:style-name="P5">function validateForm() {</text:p>
      <text:p text:style-name="P5"><text:s text:c="2"/>const emailInput = document.getElementById('email');</text:p>
      <text:p text:style-name="P5"><text:soft-page-break/><text:s text:c="2"/>const emailValue = emailInput.value.trim();</text:p>
      <text:p text:style-name="P5"><text:s text:c="2"/>const messageElement = document.getElementById('message');</text:p>
      <text:p text:style-name="P5"/>
      <text:p text:style-name="P5"><text:s text:c="2"/>if (emailValue === '') {</text:p>
      <text:p text:style-name="P5"><text:s text:c="4"/>messageElement.textContent = 'Please enter an email address.';</text:p>
      <text:p text:style-name="P5"><text:s text:c="4"/>return false;</text:p>
      <text:p text:style-name="P5"><text:s text:c="2"/>}</text:p>
      <text:p text:style-name="P5"/>
      <text:p text:style-name="P5"><text:s text:c="2"/>const emailRegex = /^[a-zA-Z0-9._%+-]+@[a-zA-Z0-9.-]+\.[a-zA-Z]{2,}$/;</text:p>
      <text:p text:style-name="P5"><text:s text:c="2"/>if (!emailRegex.test(emailValue)) {</text:p>
      <text:p text:style-name="P5"><text:s text:c="4"/>messageElement.textContent = 'Please enter a valid email address.';</text:p>
      <text:p text:style-name="P5"><text:s text:c="4"/>return false;</text:p>
      <text:p text:style-name="P5"><text:s text:c="2"/>}</text:p>
      <text:p text:style-name="P5"/>
      <text:p text:style-name="P5"><text:s text:c="2"/>messageElement.textContent = 'Email address is valid.';</text:p>
      <text:p text:style-name="P5"><text:s text:c="2"/>return true;</text:p>
      <text:p text:style-name="P5">}</text:p>
      <text:p text:style-name="P1"/>
      <text:p text:style-name="P2">Assignment 6: Toggling Visibility</text:p>
      <text:p text:style-name="P2">Write a JavaScript function that toggles the visibility of a div element when a button is clicked.</text:p>
      <text:p text:style-name="P2"/>
      <text:p text:style-name="P1"><text:s text:c="3"/>HTML</text:p>
      <text:p text:style-name="P1"/>
      <text:p text:style-name="P1">&lt;!DOCTYPE html&gt;</text:p>
      <text:p text:style-name="P1">&lt;html&gt;</text:p>
      <text:p text:style-name="P1">&lt;head&gt;</text:p>
      <text:p text:style-name="P1">    &lt;title&gt;Toggle Visibility&lt;/title&gt;</text:p>
      <text:p text:style-name="P1">    &lt;style&gt;</text:p>
      <text:p text:style-name="P1">        #toggleDiv {</text:p>
      <text:p text:style-name="P1">            width: 100px;</text:p>
      <text:p text:style-name="P1">            height: 100px;</text:p>
      <text:p text:style-name="P1">            background-color: lightblue;</text:p>
      <text:p text:style-name="P1">        }</text:p>
      <text:p text:style-name="P1">    &lt;/style&gt;</text:p>
      <text:p text:style-name="P1">&lt;/head&gt;</text:p>
      <text:p text:style-name="P1">&lt;body&gt;</text:p>
      <text:p text:style-name="P1">    &lt;div id="toggleDiv"&gt;&lt;/div&gt;</text:p>
      <text:p text:style-name="P1">    &lt;button onclick="toggleVisibility()"&gt;Toggle Visibility&lt;/button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JavaScript <text:s text:c="3"/>(script.js):</text:p>
      <text:p text:style-name="P1"/>
      <text:p text:style-name="P1"/>
      <text:p text:style-name="P1">let isVisible = true;</text:p>
      <text:p text:style-name="P1"><text:soft-page-break/></text:p>
      <text:p text:style-name="P1">function toggleVisibility() {</text:p>
      <text:p text:style-name="P1"><text:s text:c="2"/>const toggleDiv = document.getElementById('toggleDiv');</text:p>
      <text:p text:style-name="P1"><text:s text:c="2"/>if (isVisible) {</text:p>
      <text:p text:style-name="P1"><text:s text:c="4"/>toggleDiv.style.display = 'none';</text:p>
      <text:p text:style-name="P1"><text:s text:c="4"/>isVisible = false;</text:p>
      <text:p text:style-name="P1"><text:s text:c="2"/>} else {</text:p>
      <text:p text:style-name="P1"><text:s text:c="4"/>toggleDiv.style.display = 'block';</text:p>
      <text:p text:style-name="P1"><text:s text:c="4"/>isVisible = true;</text:p>
      <text:p text:style-name="P1"><text:s text:c="2"/>}</text:p>
      <text:p text:style-name="P1">}</text:p>
      <text:p text:style-name="P2">Assignment 7: Updating Attributes</text:p>
      <text:p text:style-name="P2">Write a JavaScript function that updates the `src` attribute of an image when a button is clicked.</text:p>
      <text:p text:style-name="P2"/>
      <text:p text:style-name="P1"><text:s text:c="3"/>HTML</text:p>
      <text:p text:style-name="P1"/>
      <text:p text:style-name="P1">&lt;!DOCTYPE html&gt;</text:p>
      <text:p text:style-name="P1">&lt;html&gt;</text:p>
      <text:p text:style-name="P1">&lt;head&gt;</text:p>
      <text:p text:style-name="P1">    &lt;title&gt;Update Image Source&lt;/title&gt;</text:p>
      <text:p text:style-name="P1">&lt;/head&gt;</text:p>
      <text:p text:style-name="P1">&lt;body&gt;</text:p>
      <text:p text:style-name="P1">    &lt;img id="myImage" src="image1.jpg" alt="Image"&gt;</text:p>
      <text:p text:style-name="P1">    &lt;button onclick="changeImage()"&gt;Change Image&lt;/button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<text:s text:c="3"/>JavaScript <text:s text:c="3"/>(script.js):</text:p>
      <text:p text:style-name="P2"/>
      <text:p text:style-name="P2"/>
      <text:p text:style-name="P5">let imageIndex = 1;</text:p>
      <text:p text:style-name="P5"/>
      <text:p text:style-name="P5">function changeImage() {</text:p>
      <text:p text:style-name="P5"><text:s text:c="2"/>const myImage = document.getElementById('myImage');</text:p>
      <text:p text:style-name="P5"><text:s text:c="2"/>imageIndex = (imageIndex % 2) + 1; // toggle between 1 and 2</text:p>
      <text:p text:style-name="P5"><text:s text:c="2"/>myImage.src = `image${imageIndex}.jpg`;</text:p>
      <text:p text:style-name="P5">}</text:p>
      <text:p text:style-name="P2">Assignment 8: Event Listener</text:p>
      <text:p text:style-name="P2"/>
      <text:p text:style-name="P2">Write a JavaScript function that changes the text of a paragraph when a mouseover event occurs on a div element.</text:p>
      <text:p text:style-name="P1"/>
      <text:p text:style-name="P1"><text:s text:c="2"/>HTML</text:p>
      <text:p text:style-name="P1"/>
      <text:p text:style-name="P1">&lt;!DOCTYPE html&gt;</text:p>
      <text:p text:style-name="P1"><text:soft-page-break/>&lt;html&gt;</text:p>
      <text:p text:style-name="P1">&lt;head&gt;</text:p>
      <text:p text:style-name="P1">    &lt;title&gt;Event Listener&lt;/title&gt;</text:p>
      <text:p text:style-name="P1">&lt;/head&gt;</text:p>
      <text:p text:style-name="P1">&lt;body&gt;</text:p>
      <text:p text:style-name="P1">    &lt;div id="hoverDiv" style="width:100px; height:100px; background-color: lightgreen;"&gt;&lt;/div&gt;</text:p>
      <text:p text:style-name="P1">    &lt;p id="hoverText"&gt;Hover over the box to change this text.&lt;/p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<text:s text:c="3"/>JavaScript <text:s text:c="3"/>(script.js):</text:p>
      <text:p text:style-name="P2"/>
      <text:p text:style-name="P5">const hoverDiv = document.getElementById('hoverDiv');</text:p>
      <text:p text:style-name="P5">const hoverText = document.getElementById('hoverText');</text:p>
      <text:p text:style-name="P5"/>
      <text:p text:style-name="P5">hoverDiv.addEventListener('mouseover', function() {</text:p>
      <text:p text:style-name="P5"><text:s text:c="2"/>hoverText.textContent = 'You are hovering over the box!';</text:p>
      <text:p text:style-name="P5">});</text:p>
      <text:p text:style-name="P5"/>
      <text:p text:style-name="P5">hoverDiv.addEventListener('mouseout', function() {</text:p>
      <text:p text:style-name="P5"><text:s text:c="2"/>hoverText.textContent = 'Hover over the box to change this text.';</text:p>
      <text:p text:style-name="P5">});</text:p>
      <text:p text:style-name="P2">Assignment 9: Creating a Modal</text:p>
      <text:p text:style-name="P2">Write a JavaScript function that displays a modal when a button is clicked. The modal should contain some text and a close button.</text:p>
      <text:p text:style-name="P1"/>
      <text:p text:style-name="P1"><text:s text:c="3"/>HTML <text:s/></text:p>
      <text:p text:style-name="P1">&lt;!DOCTYPE html&gt;</text:p>
      <text:p text:style-name="P1">&lt;html&gt;</text:p>
      <text:p text:style-name="P1">&lt;head&gt;</text:p>
      <text:p text:style-name="P1">    &lt;title&gt;Create Modal&lt;/title&gt;</text:p>
      <text:p text:style-name="P1">    &lt;style&gt;</text:p>
      <text:p text:style-name="P1">        #myModal {</text:p>
      <text:p text:style-name="P1">            display: none;</text:p>
      <text:p text:style-name="P1">            position: fixed;</text:p>
      <text:p text:style-name="P1">            top: 50%;</text:p>
      <text:p text:style-name="P1">            left: 50%;</text:p>
      <text:p text:style-name="P1">            transform: translate(-50%, -50%);</text:p>
      <text:p text:style-name="P1">            width: 200px;</text:p>
      <text:p text:style-name="P1">            padding: 20px;</text:p>
      <text:p text:style-name="P1">            background-color: white;</text:p>
      <text:p text:style-name="P1">            border: 1px solid black;</text:p>
      <text:p text:style-name="P1">        }</text:p>
      <text:p text:style-name="P1">    &lt;/style&gt;</text:p>
      <text:p text:style-name="P1">&lt;/head&gt;</text:p>
      <text:p text:style-name="P1"><text:soft-page-break/>&lt;body&gt;</text:p>
      <text:p text:style-name="P1">    &lt;button onclick="openModal()"&gt;Open Modal&lt;/button&gt;</text:p>
      <text:p text:style-name="P1"/>
      <text:p text:style-name="P1">    &lt;div id="myModal"&gt;</text:p>
      <text:p text:style-name="P1">        &lt;p&gt;This is a modal.&lt;/p&gt;</text:p>
      <text:p text:style-name="P1">        &lt;button onclick="closeModal()"&gt;Close&lt;/button&gt;</text:p>
      <text:p text:style-name="P1">    &lt;/div&gt;</text:p>
      <text:p text:style-name="P1"/>
      <text:p text:style-name="P1">    &lt;script src="script.js"&gt;&lt;/script&gt;</text:p>
      <text:p text:style-name="P1">&lt;/body&gt;</text:p>
      <text:p text:style-name="P1">&lt;/html&gt;</text:p>
      <text:p text:style-name="P2">Answer:</text:p>
      <text:p text:style-name="P2"/>
      <text:p text:style-name="P2"><text:s text:c="3"/>JavaScript <text:s text:c="3"/>(script.js):</text:p>
      <text:p text:style-name="P5"/>
      <text:p text:style-name="P5">let modal = document.getElementById('myModal');</text:p>
      <text:p text:style-name="P5"/>
      <text:p text:style-name="P5">function openModal() {</text:p>
      <text:p text:style-name="P5"><text:s text:c="2"/>modal.style.display = 'block';</text:p>
      <text:p text:style-name="P5">}</text:p>
      <text:p text:style-name="P5"/>
      <text:p text:style-name="P5">function closeModal() {</text:p>
      <text:p text:style-name="P5"><text:s text:c="2"/>modal.style.display = 'none';</text:p>
      <text:p text:style-name="P5">}</text:p>
      <text:p text:style-name="P2">Assignment 10: Create a New Element</text:p>
      <text:p text:style-name="P2">Create a new `div` element, set its text content to "Hello, World!", and append it to the body.</text:p>
      <text:p text:style-name="P2">Hint: Use `document.createElement`, `textContent`, and `appendChild`.</text:p>
      <text:p text:style-name="P2">Answer:</text:p>
      <text:p text:style-name="P5"/>
      <text:p text:style-name="P5">const newDiv = document.createElement('div');</text:p>
      <text:p text:style-name="P5">newDiv.textContent = 'Hello, World!';</text:p>
      <text:p text:style-name="P5">document.body.appendChild(newDiv);</text:p>
      <text:p text:style-name="P2">Assignment 11: Change an Element's Style</text:p>
      <text:p text:style-name="P2">Create a button that, when clicked, changes the background color of the page to a random color.</text:p>
      <text:p text:style-name="P2">Hint: Use `document.body.style.backgroundColor` and `Math.random`.</text:p>
      <text:p text:style-name="P2">Answer:</text:p>
      <text:p text:style-name="P5"/>
      <text:p text:style-name="P5">function getRandomColor() {</text:p>
      <text:p text:style-name="P5"><text:s text:c="2"/>const r = Math.floor(Math.random() * 256);</text:p>
      <text:p text:style-name="P5"><text:s text:c="2"/>const g = Math.floor(Math.random() * 256);</text:p>
      <text:p text:style-name="P5"><text:s text:c="2"/>const b = Math.floor(Math.random() * 256);</text:p>
      <text:p text:style-name="P5"><text:s text:c="2"/>return `rgb(${r}, ${g}, ${b})`;</text:p>
      <text:p text:style-name="P5">}</text:p>
      <text:p text:style-name="P5"/>
      <text:p text:style-name="P5">document.addEventListener('DOMContentLoaded', () =&gt; {</text:p>
      <text:p text:style-name="P5"><text:s text:c="2"/>const button = document.createElement('button');</text:p>
      <text:p text:style-name="P5"><text:s text:c="2"/>button.textContent = 'Change Background Color';</text:p>
      <text:p text:style-name="P5"><text:s text:c="2"/>button.onclick = () =&gt; {</text:p>
      <text:p text:style-name="P5"><text:soft-page-break/><text:s text:c="4"/>document.body.style.backgroundColor = getRandomColor();</text:p>
      <text:p text:style-name="P5"><text:s text:c="2"/>};</text:p>
      <text:p text:style-name="P5"><text:s text:c="2"/>document.body.appendChild(button);</text:p>
      <text:p text:style-name="P5">});</text:p>
      <text:p text:style-name="P2">Assignment 12: Add and Remove Classes</text:p>
      <text:p text:style-name="P2">Create an input field and a button. When the button is clicked, add a class to the input field that changes its border color. Clicking the button again should remove the class.</text:p>
      <text:p text:style-name="P2">Hint: Use `classList.add` and `classList.remove`.</text:p>
      <text:p text:style-name="P2">Answer:</text:p>
      <text:p text:style-name="P5">/* style.css */</text:p>
      <text:p text:style-name="P5"/>
      <text:p text:style-name="P5">.border-color {</text:p>
      <text:p text:style-name="P5"><text:s text:c="2"/>border: 1px solid red;</text:p>
      <text:p text:style-name="P5">}</text:p>
      <text:p text:style-name="P5">// script.js</text:p>
      <text:p text:style-name="P5"/>
      <text:p text:style-name="P5">document.addEventListener('DOMContentLoaded', () =&gt; {</text:p>
      <text:p text:style-name="P5"><text:s text:c="2"/>const inputField = document.createElement('input');</text:p>
      <text:p text:style-name="P5"><text:s text:c="2"/>const button = document.createElement('button');</text:p>
      <text:p text:style-name="P5"><text:s text:c="2"/>button.textContent = 'Toggle Border Color';</text:p>
      <text:p text:style-name="P5"/>
      <text:p text:style-name="P5"><text:s text:c="2"/>button.onclick = () =&gt; {</text:p>
      <text:p text:style-name="P5"><text:s text:c="4"/>inputField.classList.toggle('border-color');</text:p>
      <text:p text:style-name="P5"><text:s text:c="2"/>};</text:p>
      <text:p text:style-name="P5"/>
      <text:p text:style-name="P5"><text:s text:c="2"/>document.body.appendChild(inputField);</text:p>
      <text:p text:style-name="P5"><text:s text:c="2"/>document.body.appendChild(button);</text:p>
      <text:p text:style-name="P5">});</text:p>
      <text:p text:style-name="P2"/>
      <text:p text:style-name="P2">Assignment 13: Create a List and Add Items</text:p>
      <text:p text:style-name="P2">Create an unordered list and a button. When the button is clicked, add a new list item with text "Item X" (where X is the number of the item).</text:p>
      <text:p text:style-name="P2">Hint: Use `document.createElement`, `textContent`, and `appendChild`.</text:p>
      <text:p text:style-name="P2">Answer:</text:p>
      <text:p text:style-name="P2"/>
      <text:p text:style-name="P5">document.addEventListener('DOMContentLoaded', () =&gt; {</text:p>
      <text:p text:style-name="P5"><text:s text:c="2"/>const list = document.createElement('ul');</text:p>
      <text:p text:style-name="P5"><text:s text:c="2"/>const button = document.createElement('button');</text:p>
      <text:p text:style-name="P5"><text:s text:c="2"/>button.textContent = 'Add Item';</text:p>
      <text:p text:style-name="P5"/>
      <text:p text:style-name="P5"><text:s text:c="2"/>let itemCount = 1;</text:p>
      <text:p text:style-name="P5"/>
      <text:p text:style-name="P5"><text:s text:c="2"/>button.onclick = () =&gt; {</text:p>
      <text:p text:style-name="P5"><text:s text:c="4"/>const listItem = document.createElement('li');</text:p>
      <text:p text:style-name="P5"><text:s text:c="4"/>listItem.textContent = `Item ${itemCount}`;</text:p>
      <text:p text:style-name="P5"><text:s text:c="4"/>list.appendChild(listItem);</text:p>
      <text:p text:style-name="P5"><text:s text:c="4"/>itemCount++;</text:p>
      <text:p text:style-name="P5"><text:s text:c="2"/>};</text:p>
      <text:p text:style-name="P5"><text:soft-page-break/></text:p>
      <text:p text:style-name="P5"><text:s text:c="2"/>document.body.appendChild(list);</text:p>
      <text:p text:style-name="P5"><text:s text:c="2"/>document.body.appendChild(button);</text:p>
      <text:p text:style-name="P5">});</text:p>
      <text:p text:style-name="P2">Assignment 14: Create a Table</text:p>
      <text:p text:style-name="P2">Create a table with 3 rows and 3 columns and fill it with numbers 1 through 9.</text:p>
      <text:p text:style-name="P2">Hint: Use nested loops and `document.createElement`.</text:p>
      <text:p text:style-name="P2">Answer:</text:p>
      <text:p text:style-name="P5"/>
      <text:p text:style-name="P5">document.addEventListener('DOMContentLoaded', () =&gt; {</text:p>
      <text:p text:style-name="P5"><text:s text:c="2"/>const table = document.createElement('table');</text:p>
      <text:p text:style-name="P5"><text:s text:c="2"/>const tbody = document.createElement('tbody');</text:p>
      <text:p text:style-name="P5"/>
      <text:p text:style-name="P5"><text:s text:c="2"/>for (let i = 1; i &lt;= 3; i++) {</text:p>
      <text:p text:style-name="P5"><text:s text:c="4"/>const row = document.createElement('tr');</text:p>
      <text:p text:style-name="P5"><text:s text:c="4"/>for (let j = 1; j &lt;= 3; j++) {</text:p>
      <text:p text:style-name="P5"><text:s text:c="6"/>const cell = document.createElement('td');</text:p>
      <text:p text:style-name="P5"><text:s text:c="6"/>cell.textContent = `${i * (j - 1) + j}`;</text:p>
      <text:p text:style-name="P5"><text:s text:c="6"/>row.appendChild(cell);</text:p>
      <text:p text:style-name="P5"><text:s text:c="4"/>}</text:p>
      <text:p text:style-name="P5"><text:s text:c="4"/>tbody.appendChild(row);</text:p>
      <text:p text:style-name="P5"><text:s text:c="2"/>}</text:p>
      <text:p text:style-name="P5"/>
      <text:p text:style-name="P5"><text:s text:c="2"/>table.appendChild(tbody);</text:p>
      <text:p text:style-name="P5"><text:s text:c="2"/>document.body.appendChild(table);</text:p>
      <text:p text:style-name="P5">});</text:p>
      <text:p text:style-name="P2">Assignment 15: Clone and Modify an Element</text:p>
      <text:p text:style-name="P2">Create a button and a paragraph. When the button is clicked, clone the paragraph, change its text, and append the clone to the body.</text:p>
      <text:p text:style-name="P2">Hint: Use `cloneNode`.</text:p>
      <text:p text:style-name="P2"/>
      <text:p text:style-name="P2">Answer:</text:p>
      <text:p text:style-name="P5"/>
      <text:p text:style-name="P5">document.addEventListener('DOMContentLoaded', () =&gt; {</text:p>
      <text:p text:style-name="P5"><text:s text:c="2"/>const paragraph = document.createElement('p');</text:p>
      <text:p text:style-name="P5"><text:s text:c="2"/>paragraph.textContent = 'Original paragraph';</text:p>
      <text:p text:style-name="P5"><text:s text:c="2"/>document.body.appendChild(paragraph);</text:p>
      <text:p text:style-name="P5"/>
      <text:p text:style-name="P5"><text:s text:c="2"/>const button = document.createElement('button');</text:p>
      <text:p text:style-name="P5"><text:s text:c="2"/>button.textContent = 'Clone and modify';</text:p>
      <text:p text:style-name="P5"><text:s text:c="2"/>document.body.appendChild(button);</text:p>
      <text:p text:style-name="P5"/>
      <text:p text:style-name="P5"><text:s text:c="2"/>let cloneCount = 1;</text:p>
      <text:p text:style-name="P5"/>
      <text:p text:style-name="P5"><text:s text:c="2"/>button.onclick = () =&gt; {</text:p>
      <text:p text:style-name="P5"><text:s text:c="4"/>const clone = paragraph.cloneNode(true);</text:p>
      <text:p text:style-name="P5"><text:s text:c="4"/>clone.textContent = `Cloned paragraph ${cloneCount}`;</text:p>
      <text:p text:style-name="P5"><text:s text:c="4"/>document.body.appendChild(clone);</text:p>
      <text:p text:style-name="P5"><text:soft-page-break/><text:s text:c="4"/>cloneCount++;</text:p>
      <text:p text:style-name="P5"><text:s text:c="2"/>};</text:p>
      <text:p text:style-name="P5">});</text:p>
      <text:p text:style-name="P2"/>
      <text:p text:style-name="P2"/>
      <text:p text:style-name="P2"/>
      <text:p text:style-name="P6">AJAX Assignments</text:p>
      <text:p text:style-name="Standard"/>
      <text:p text:style-name="P1"/>
      <text:p text:style-name="P2">Assignment 1: Simple GET Request</text:p>
      <text:p text:style-name="P2"/>
      <text:p text:style-name="P2">Write a JavaScript function to make a GET request to a public API and display the response in an HTML element.</text:p>
      <text:p text:style-name="Standard"><text:span text:style-name="T2">// </text:span><text:a xlink:type="simple" xlink:href="https://secure-web.cisco.com/1vrBWB84FqUHKKy-gpMeOnB6HWGg6UWtoR6TCjFt5WtBdjKC4g1u10CfmbtkX7ZrebhXkI4-KcN6kVF4NsePcK8ZJvGpDYcqR8SC0fmHFtEoo5srWzYc7dbDdJCoTEpddt0_ArdDLQ5vHgzm-jtqJElRIEQxOyfsy-Dnhua7SmoLQ2zlnSvq0C21_iuxcTLZ4wTI7hTrz4hWTxlI3t9cwA7N_gWFfOq8Fp2YtfgLCey3UT8e4rzFunpYeM7R2jMnCtSoxzQTakPs_xepRSlGJ-LSh7Y66XPv10DM6vOKHBCWp2x85V1geYZGAjLs6TMJchDBVqtthnfz_bUmR7K7rIPOqx8pA1cP7Gg7-jig74YtpwjwTOGaFfanpNcGFuumArxQslnFf4MgVqm-dLpwICA/https%3A%2F%2Fjsonplaceholder.typicode.com%2Fposts%2F1" text:style-name="Internet_20_link" text:visited-style-name="Visited_20_Internet_20_Link"><text:span text:style-name="T2">https://jsonplaceholder.typicode.com/posts/1</text:span></text:a></text:p>
      <text:p text:style-name="P2"/>
      <text:p text:style-name="P2">**HTML**:</text:p>
      <text:p text:style-name="P2">```html</text:p>
      <text:p text:style-name="P2">&lt;!DOCTYPE html&gt;</text:p>
      <text:p text:style-name="P2">&lt;html&gt;</text:p>
      <text:p text:style-name="P2">&lt;head&gt;</text:p>
      <text:p text:style-name="P2">    &lt;title&gt;Simple GET Request&lt;/title&gt;</text:p>
      <text:p text:style-name="P2">&lt;/head&gt;</text:p>
      <text:p text:style-name="P2">&lt;body&gt;</text:p>
      <text:p text:style-name="P2">    &lt;button onclick="makeGetRequest()"&gt;Fetch Data&lt;/button&gt;</text:p>
      <text:p text:style-name="P2">    &lt;p id="response"&gt;&lt;/p&gt;</text:p>
      <text:p text:style-name="P2"/>
      <text:p text:style-name="P2">    &lt;script src="script.js"&gt;&lt;/script&gt;</text:p>
      <text:p text:style-name="P2">&lt;/body&gt;</text:p>
      <text:p text:style-name="P2">&lt;/html&gt;</text:p>
      <text:p text:style-name="P2">```</text:p>
      <text:p text:style-name="P2"/>
      <text:p text:style-name="P2">**JavaScript** (script.js):</text:p>
      <text:p text:style-name="P2">Answer:</text:p>
      <text:p text:style-name="P5"/>
      <text:p text:style-name="P5">function makeGetRequest() {</text:p>
      <text:p text:style-name="P5"><text:s text:c="2"/>const apiUrl = 'https://jsonplaceholder.typicode.com/posts/1';</text:p>
      <text:p text:style-name="P5"><text:s text:c="2"/>const xhr = new XMLHttpRequest();</text:p>
      <text:p text:style-name="P5"/>
      <text:p text:style-name="P5"><text:s text:c="2"/>xhr.open('GET', apiUrl, true);</text:p>
      <text:p text:style-name="P5"/>
      <text:p text:style-name="P5"><text:s text:c="2"/>xhr.onload = function() {</text:p>
      <text:p text:style-name="P5"><text:s text:c="4"/>if (xhr.status === 200) {</text:p>
      <text:p text:style-name="P5"><text:s text:c="6"/>const response = JSON.parse(xhr.responseText);</text:p>
      <text:p text:style-name="P5"><text:s text:c="6"/>const responseElement = document.getElementById('response');</text:p>
      <text:p text:style-name="P5"><text:s text:c="6"/>responseElement.textContent = `Title: ${response.title}, Body: ${response.body}`;</text:p>
      <text:p text:style-name="P5"><text:s text:c="4"/>}</text:p>
      <text:p text:style-name="P5"><text:s text:c="2"/>};</text:p>
      <text:p text:style-name="P5"><text:soft-page-break/></text:p>
      <text:p text:style-name="P5"><text:s text:c="2"/>xhr.send();</text:p>
      <text:p text:style-name="P5">}</text:p>
      <text:p text:style-name="P2">Assignment 2: Handling JSON Response</text:p>
      <text:p text:style-name="P2"/>
      <text:p text:style-name="P2">Write a JavaScript function to make a GET request to a public API, parse the JSON response, and display specific data in HTML elements.</text:p>
      <text:p text:style-name="Standard"><text:span text:style-name="T2">// </text:span><text:a xlink:type="simple" xlink:href="https://secure-web.cisco.com/1vrBWB84FqUHKKy-gpMeOnB6HWGg6UWtoR6TCjFt5WtBdjKC4g1u10CfmbtkX7ZrebhXkI4-KcN6kVF4NsePcK8ZJvGpDYcqR8SC0fmHFtEoo5srWzYc7dbDdJCoTEpddt0_ArdDLQ5vHgzm-jtqJElRIEQxOyfsy-Dnhua7SmoLQ2zlnSvq0C21_iuxcTLZ4wTI7hTrz4hWTxlI3t9cwA7N_gWFfOq8Fp2YtfgLCey3UT8e4rzFunpYeM7R2jMnCtSoxzQTakPs_xepRSlGJ-LSh7Y66XPv10DM6vOKHBCWp2x85V1geYZGAjLs6TMJchDBVqtthnfz_bUmR7K7rIPOqx8pA1cP7Gg7-jig74YtpwjwTOGaFfanpNcGFuumArxQslnFf4MgVqm-dLpwICA/https%3A%2F%2Fjsonplaceholder.typicode.com%2Fposts%2F1" text:style-name="Internet_20_link" text:visited-style-name="Visited_20_Internet_20_Link"><text:span text:style-name="T2">https://jsonplaceholder.typicode.com/posts/1</text:span></text:a></text:p>
      <text:p text:style-name="P2"/>
      <text:p text:style-name="P2">**HTML**:</text:p>
      <text:p text:style-name="P2">```html</text:p>
      <text:p text:style-name="P2">&lt;!DOCTYPE html&gt;</text:p>
      <text:p text:style-name="P2">&lt;html&gt;</text:p>
      <text:p text:style-name="P2">&lt;head&gt;</text:p>
      <text:p text:style-name="P2">    &lt;title&gt;Handling JSON Response&lt;/title&gt;</text:p>
      <text:p text:style-name="P2">&lt;/head&gt;</text:p>
      <text:p text:style-name="P2">&lt;body&gt;</text:p>
      <text:p text:style-name="P2">    &lt;button onclick="fetchJsonData()"&gt;Fetch JSON Data&lt;/button&gt;</text:p>
      <text:p text:style-name="P2">    &lt;p id="title"&gt;&lt;/p&gt;</text:p>
      <text:p text:style-name="P2">    &lt;p id="body"&gt;&lt;/p&gt;</text:p>
      <text:p text:style-name="P2"/>
      <text:p text:style-name="P2">    &lt;script src="script.js"&gt;&lt;/script&gt;</text:p>
      <text:p text:style-name="P2">&lt;/body&gt;</text:p>
      <text:p text:style-name="P2">&lt;/html&gt;</text:p>
      <text:p text:style-name="P2">```</text:p>
      <text:p text:style-name="P2"/>
      <text:p text:style-name="P2">**JavaScript** (script.js):</text:p>
      <text:p text:style-name="P2">Answer:</text:p>
      <text:p text:style-name="P5">function fetchJsonData() {</text:p>
      <text:p text:style-name="P5"><text:s text:c="2"/>const apiUrl = 'https://jsonplaceholder.typicode.com/posts/1';</text:p>
      <text:p text:style-name="P5"/>
      <text:p text:style-name="P5"><text:s text:c="2"/>fetch(apiUrl)</text:p>
      <text:p text:style-name="P5"><text:s text:c="4"/>.then(response =&gt; response.json())</text:p>
      <text:p text:style-name="P5"><text:s text:c="4"/>.then(data =&gt; {</text:p>
      <text:p text:style-name="P5"><text:s text:c="6"/>const titleElement = document.getElementById('title');</text:p>
      <text:p text:style-name="P5"><text:s text:c="6"/>const bodyElement = document.getElementById('body');</text:p>
      <text:p text:style-name="P5"/>
      <text:p text:style-name="P5"><text:s text:c="6"/>titleElement.textContent = `Title: ${data.title}`;</text:p>
      <text:p text:style-name="P5"><text:s text:c="6"/>bodyElement.textContent = `Body: ${data.body}`;</text:p>
      <text:p text:style-name="P5"><text:s text:c="4"/>})</text:p>
      <text:p text:style-name="P5"><text:s text:c="4"/>.catch(error =&gt; console.error('Error:', error));</text:p>
      <text:p text:style-name="P5">}</text:p>
      <text:p text:style-name="P2">Assignment 3: Error Handling</text:p>
      <text:p text:style-name="P2">Write a JavaScript function to make a GET request and handle potential errors by displaying an error message.</text:p>
      <text:p text:style-name="P2"/>
      <text:p text:style-name="Standard"><text:span text:style-name="T2">//</text:span><text:a xlink:type="simple" xlink:href="https://secure-web.cisco.com/1YPJhmnZ3Z2AD-N5unxJMdJgFUAU-el3RClumrpW3XLEK_88zbB0hQsH10__2lx82u0wm-UN2xNQUQJdJztWnLfJFaMfnjS1nf44u21qdeDV8CZTUQQ2nTMiE1yYJqkCX6rvUkS4zPq0PkKWRB6zLLvaI7v5sEnwODtUAUwezhDtdz5cl8cEOOkHWPqvzqgyZRcZyYeuwb2mkBYY7nX5teqejsFkM3fJt6jXfb2hr7WYMFUe56t_4v66hghTnccQNTDt3yMqES0hxbqdlMk-kkpSFztdyKPJK0L2WMv3ev1sS-XB6GvNAQUHDA8o65FthUJFJtAkicU6cuCc-p-o2inDy1H0fUFIIT1LNScLYT5WzC5FVgSz5r5S3JXHZ-4rcp9QxnsC8scH_AkHKs-wG5w/https%3A%2F%2Fjsonplaceholder.typicode.com%2Finvalid-url" text:style-name="Internet_20_link" text:visited-style-name="Visited_20_Internet_20_Link"><text:span text:style-name="T1">https://jsonplaceholder.typicode.com/invalid-url</text:span></text:a></text:p>
      <text:p text:style-name="P2"/>
      <text:p text:style-name="P2"><text:soft-page-break/>**HTML**:</text:p>
      <text:p text:style-name="P2">```html</text:p>
      <text:p text:style-name="P2">&lt;!DOCTYPE html&gt;</text:p>
      <text:p text:style-name="P2">&lt;html&gt;</text:p>
      <text:p text:style-name="P2">&lt;head&gt;</text:p>
      <text:p text:style-name="P2">    &lt;title&gt;Error Handling&lt;/title&gt;</text:p>
      <text:p text:style-name="P2">&lt;/head&gt;</text:p>
      <text:p text:style-name="P2">&lt;body&gt;</text:p>
      <text:p text:style-name="P2">    &lt;button onclick="fetchWithErrorHandling()"&gt;Fetch Data&lt;/button&gt;</text:p>
      <text:p text:style-name="P2">    &lt;p id="message"&gt;&lt;/p&gt;</text:p>
      <text:p text:style-name="P2"/>
      <text:p text:style-name="P2">    &lt;script src="script.js"&gt;&lt;/script&gt;</text:p>
      <text:p text:style-name="P2">&lt;/body&gt;</text:p>
      <text:p text:style-name="P2">&lt;/html&gt;</text:p>
      <text:p text:style-name="P2">```</text:p>
      <text:p text:style-name="P2"/>
      <text:p text:style-name="P2">**JavaScript** (script.js):</text:p>
      <text:p text:style-name="P2">Answer:</text:p>
      <text:p text:style-name="P1"/>
      <text:p text:style-name="P1">function fetchWithErrorHandling() {</text:p>
      <text:p text:style-name="P1"><text:s text:c="2"/>const apiUrl = 'https://jsonplaceholder.typicode.com/invalid-url';</text:p>
      <text:p text:style-name="P1"><text:s text:c="2"/>const messageElement = document.getElementById('message');</text:p>
      <text:p text:style-name="P1"/>
      <text:p text:style-name="P1"><text:s text:c="2"/>fetch(apiUrl)</text:p>
      <text:p text:style-name="P1"><text:s text:c="3"/>.then(response =&gt; {</text:p>
      <text:p text:style-name="P1"><text:s text:c="6"/>if (!response.ok) {</text:p>
      <text:p text:style-name="P1"><text:s text:c="8"/>throw new Error(`HTTP error! status: ${response.status}`);</text:p>
      <text:p text:style-name="P1"><text:s text:c="6"/>} else {</text:p>
      <text:p text:style-name="P1"><text:s text:c="8"/>return response.json();</text:p>
      <text:p text:style-name="P1"><text:s text:c="6"/>}</text:p>
      <text:p text:style-name="P1"><text:s text:c="4"/>})</text:p>
      <text:p text:style-name="P1"><text:s text:c="3"/>.then(data =&gt; {</text:p>
      <text:p text:style-name="P1"><text:s text:c="6"/>messageElement.textContent = `Data fetched successfully: ${JSON.stringify(data)}`;</text:p>
      <text:p text:style-name="P1"><text:s text:c="4"/>})</text:p>
      <text:p text:style-name="P1"><text:s text:c="3"/>.catch(error =&gt; {</text:p>
      <text:p text:style-name="P1"><text:s text:c="6"/>messageElement.textContent = `Error: ${error.message}`;</text:p>
      <text:p text:style-name="P1"><text:s text:c="6"/>console.error('Error:', error);</text:p>
      <text:p text:style-name="P1"><text:s text:c="4"/>});</text:p>
      <text:p text:style-name="P1">}</text:p>
      <text:p text:style-name="P2">Assignment 4: POST Request</text:p>
      <text:p text:style-name="P2"/>
      <text:p text:style-name="P2">Write a JavaScript function to make a POST request to a public API and display the response.</text:p>
      <text:p text:style-name="Standard"><text:span text:style-name="T2">//</text:span><text:a xlink:type="simple" xlink:href="https://secure-web.cisco.com/15hu8RDanzyicZ3WvXpn6o1_3dcQheXwBEDUu0cAw0MsZ0gt7L8x632tInOLdJJvSE_JQm1jGPd6bpyM1w-eYYajkyQvwIGvuuKPuIh63E3-rq8DPm3RzJX9odsGcerxi62vUZO9mWWPLJeHNTHDvgo04yxxy-r9J039ZlR7p_B9b6oSO3pOkobclEqpQfqlvg3t6kCJu2cW45Jng2PP4KBgoGZUSKQfnMTxeruCJyb7ZK92S1aDoI_d8BVHCDT44lNk1YE8v0DHWS34S056zcEPJ4vuTDz2SbSolWE8-ZgBHBNjjRWdPRmTyr8EQHfJi4gWnaJAir98rui0scjJswQcv1punVri7ZMLVxGTnfedeI5TIm-ABOVRxGEdshf4yNAtpZKcAJG5soWxO3uge6A/https%3A%2F%2Fjsonplaceholder.typicode.com%2Fposts" text:style-name="Internet_20_link" text:visited-style-name="Visited_20_Internet_20_Link"><text:span text:style-name="T1">https://jsonplaceholder.typicode.com/posts</text:span></text:a></text:p>
      <text:p text:style-name="P2"/>
      <text:p text:style-name="P2">**HTML**:</text:p>
      <text:p text:style-name="P2">```html</text:p>
      <text:p text:style-name="P2">&lt;!DOCTYPE html&gt;</text:p>
      <text:p text:style-name="P2">&lt;html&gt;</text:p>
      <text:p text:style-name="P2"><text:soft-page-break/>&lt;head&gt;</text:p>
      <text:p text:style-name="P2">    &lt;title&gt;POST Request&lt;/title&gt;</text:p>
      <text:p text:style-name="P2">&lt;/head&gt;</text:p>
      <text:p text:style-name="P2">&lt;body&gt;</text:p>
      <text:p text:style-name="P2">    &lt;button onclick="makePostRequest()"&gt;Send Data&lt;/button&gt;</text:p>
      <text:p text:style-name="P2">    &lt;p id="postResponse"&gt;&lt;/p&gt;</text:p>
      <text:p text:style-name="P2"/>
      <text:p text:style-name="P2">    &lt;script src="script.js"&gt;&lt;/script&gt;</text:p>
      <text:p text:style-name="P2">&lt;/body&gt;</text:p>
      <text:p text:style-name="P2">&lt;/html&gt;</text:p>
      <text:p text:style-name="P2">```</text:p>
      <text:p text:style-name="P2"/>
      <text:p text:style-name="P2">**JavaScript** (script.js):</text:p>
      <text:p text:style-name="P2">Answer:</text:p>
      <text:p text:style-name="P5">function makePostRequest() {</text:p>
      <text:p text:style-name="P5"><text:s text:c="2"/>const apiUrl = 'https://jsonplaceholder.typicode.com/posts';</text:p>
      <text:p text:style-name="P5"><text:s text:c="2"/>const data = {</text:p>
      <text:p text:style-name="P5"><text:s text:c="4"/>title: 'New Post',</text:p>
      <text:p text:style-name="P5"><text:s text:c="4"/>body: 'This is a new post',</text:p>
      <text:p text:style-name="P5"><text:s text:c="4"/>userId: 1</text:p>
      <text:p text:style-name="P5"><text:s text:c="2"/>};</text:p>
      <text:p text:style-name="P5"/>
      <text:p text:style-name="P5"><text:s text:c="2"/>fetch(apiUrl, {</text:p>
      <text:p text:style-name="P5"><text:s text:c="4"/>method: 'POST',</text:p>
      <text:p text:style-name="P5"><text:s text:c="4"/>headers: {</text:p>
      <text:p text:style-name="P5"><text:s text:c="6"/>'Content-Type': 'application/json'</text:p>
      <text:p text:style-name="P5"><text:s text:c="4"/>},</text:p>
      <text:p text:style-name="P5"><text:s text:c="4"/>body: JSON.stringify(data)</text:p>
      <text:p text:style-name="P5"><text:s text:c="2"/>})</text:p>
      <text:p text:style-name="P5"><text:s text:c="2"/>.then(response =&gt; response.json())</text:p>
      <text:p text:style-name="P5"><text:s text:c="2"/>.then(data =&gt; {</text:p>
      <text:p text:style-name="P5"><text:s text:c="4"/>const postResponseElement = document.getElementById('postResponse');</text:p>
      <text:p text:style-name="P5"><text:s text:c="4"/>postResponseElement.textContent = `Post created with ID: ${data.id}`;</text:p>
      <text:p text:style-name="P5"><text:s text:c="2"/>})</text:p>
      <text:p text:style-name="P5"><text:s text:c="2"/>.catch(error =&gt; {</text:p>
      <text:p text:style-name="P5"><text:s text:c="4"/>console.error('Error:', error);</text:p>
      <text:p text:style-name="P5"><text:s text:c="2"/>});</text:p>
      <text:p text:style-name="P5">}</text:p>
      <text:p text:style-name="P2">Assignment 5: Updating the DOM with Multiple Data Items</text:p>
      <text:p text:style-name="P2"/>
      <text:p text:style-name="P2">Write a JavaScript function to make a GET request to fetch a list of items and display them in an HTML list.</text:p>
      <text:p text:style-name="P2"/>
      <text:p text:style-name="Standard"><text:span text:style-name="T2">//</text:span><text:a xlink:type="simple" xlink:href="https://jsonplaceholder.typicode.com/posts" text:style-name="Internet_20_link" text:visited-style-name="Visited_20_Internet_20_Link"><text:span text:style-name="T2">https://jsonplaceholder.typicode.com/posts</text:span></text:a></text:p>
      <text:p text:style-name="P2">**HTML**:</text:p>
      <text:p text:style-name="P2">```html</text:p>
      <text:p text:style-name="P2">&lt;!DOCTYPE html&gt;</text:p>
      <text:p text:style-name="P2">&lt;html&gt;</text:p>
      <text:p text:style-name="P2"><text:soft-page-break/>&lt;head&gt;</text:p>
      <text:p text:style-name="P2">    &lt;title&gt;Fetch List of Items&lt;/title&gt;</text:p>
      <text:p text:style-name="P2">&lt;/head&gt;</text:p>
      <text:p text:style-name="P2">&lt;body&gt;</text:p>
      <text:p text:style-name="P2">    &lt;button onclick="fetchListOfItems()"&gt;Fetch Items&lt;/button&gt;</text:p>
      <text:p text:style-name="P2">    &lt;ul id="itemList"&gt;&lt;/ul&gt;</text:p>
      <text:p text:style-name="P2"/>
      <text:p text:style-name="P2">    &lt;script src="script.js"&gt;&lt;/script&gt;</text:p>
      <text:p text:style-name="P2">&lt;/body&gt;</text:p>
      <text:p text:style-name="P2">&lt;/html&gt;</text:p>
      <text:p text:style-name="P2">```</text:p>
      <text:p text:style-name="P2"/>
      <text:p text:style-name="P2">**JavaScript** (script.js):</text:p>
      <text:p text:style-name="P2">Answer:</text:p>
      <text:p text:style-name="P5">function fetchListOfItems() {</text:p>
      <text:p text:style-name="P5"><text:s text:c="2"/>const apiUrl = 'https://jsonplaceholder.typicode.com/posts';</text:p>
      <text:p text:style-name="P5"><text:s text:c="2"/>const itemListElement = document.getElementById('itemList');</text:p>
      <text:p text:style-name="P5"/>
      <text:p text:style-name="P5"><text:s text:c="2"/>fetch(apiUrl)</text:p>
      <text:p text:style-name="P5"><text:s text:c="3"/>.then(response =&gt; response.json())</text:p>
      <text:p text:style-name="P5"><text:s text:c="3"/>.then(data =&gt; {</text:p>
      <text:p text:style-name="P5"><text:s text:c="6"/>data.forEach(item =&gt; {</text:p>
      <text:p text:style-name="P5"><text:s text:c="8"/>const listItemElement = document.createElement('li');</text:p>
      <text:p text:style-name="P5"><text:s text:c="8"/>listItemElement.textContent = `Title: ${item.title}, Body: ${item.body}`;</text:p>
      <text:p text:style-name="P5"><text:s text:c="8"/>itemListElement.appendChild(listItemElement);</text:p>
      <text:p text:style-name="P5"><text:s text:c="6"/>});</text:p>
      <text:p text:style-name="P5"><text:s text:c="4"/>})</text:p>
      <text:p text:style-name="P5"><text:s text:c="3"/>.catch(error =&gt; {</text:p>
      <text:p text:style-name="P5"><text:s text:c="6"/>console.error('Error:', error);</text:p>
      <text:p text:style-name="P5"><text:s text:c="4"/>});</text:p>
      <text:p text:style-name="P5">}</text:p>
      <text:p text:style-name="Standard"><text:span text:style-name="T2">Assignment 6: </text:span><text:a xlink:type="simple" xlink:href="https://jsonplaceholder.typicode.com/posts" text:style-name="Internet_20_link" text:visited-style-name="Visited_20_Internet_20_Link"><text:span text:style-name="T2">https://jsonplaceholder.typicode.com/posts</text:span></text:a></text:p>
      <text:p text:style-name="P2"/>
      <text:p text:style-name="P2">Create CRUD requests to the above mentioned url</text:p>
      <text:p text:style-name="P2"/>
      <text:p text:style-name="P2">4 buttons </text:p>
      <text:p text:style-name="P2"/>
      <text:p text:style-name="P2">Get Posts</text:p>
      <text:p text:style-name="P2">Create Post</text:p>
      <text:p text:style-name="P2">Delete Post and </text:p>
      <text:p text:style-name="P2">Update Post </text:p>
      <text:p text:style-name="P2"/>
      <text:p text:style-name="P2">Display the responses on console window.</text:p>
      <text:p text:style-name="P2">Answer:</text:p>
      <text:p text:style-name="P5">// Get Posts</text:p>
      <text:p text:style-name="P5">function getPosts() {</text:p>
      <text:p text:style-name="P5"><text:s text:c="2"/>const apiUrl = 'https://jsonplaceholder.typicode.com/posts';</text:p>
      <text:p text:style-name="P5"><text:s text:c="2"/>fetch(apiUrl)</text:p>
      <text:p text:style-name="P5"><text:soft-page-break/><text:s text:c="4"/>.then(response =&gt; response.json())</text:p>
      <text:p text:style-name="P5"><text:s text:c="4"/>.then(data =&gt; {</text:p>
      <text:p text:style-name="P5"><text:s text:c="6"/>console.log('Get Posts Response:');</text:p>
      <text:p text:style-name="P5"><text:s text:c="6"/>console.log(data);</text:p>
      <text:p text:style-name="P5"><text:s text:c="4"/>})</text:p>
      <text:p text:style-name="P5"><text:s text:c="4"/>.catch(error =&gt; {</text:p>
      <text:p text:style-name="P5"><text:s text:c="6"/>console.error('Error:', error);</text:p>
      <text:p text:style-name="P5"><text:s text:c="4"/>});</text:p>
      <text:p text:style-name="P5">}</text:p>
      <text:p text:style-name="P5"/>
      <text:p text:style-name="P5">// Create Post</text:p>
      <text:p text:style-name="P5">function createPost() {</text:p>
      <text:p text:style-name="P5"><text:s text:c="2"/>const apiUrl = 'https://jsonplaceholder.typicode.com/posts';</text:p>
      <text:p text:style-name="P5"><text:s text:c="2"/>const data = {</text:p>
      <text:p text:style-name="P5"><text:s text:c="4"/>title: 'New Post',</text:p>
      <text:p text:style-name="P5"><text:s text:c="4"/>body: 'This is a new post',</text:p>
      <text:p text:style-name="P5"><text:s text:c="4"/>userId: 1</text:p>
      <text:p text:style-name="P5"><text:s text:c="2"/>};</text:p>
      <text:p text:style-name="P5"/>
      <text:p text:style-name="P5"><text:s text:c="2"/>fetch(apiUrl, {</text:p>
      <text:p text:style-name="P5"><text:s text:c="4"/>method: 'POST',</text:p>
      <text:p text:style-name="P5"><text:s text:c="4"/>headers: {</text:p>
      <text:p text:style-name="P5"><text:s text:c="6"/>'Content-Type': 'application/json'</text:p>
      <text:p text:style-name="P5"><text:s text:c="4"/>},</text:p>
      <text:p text:style-name="P5"><text:s text:c="4"/>body: JSON.stringify(data)</text:p>
      <text:p text:style-name="P5"><text:s text:c="2"/>})</text:p>
      <text:p text:style-name="P5"><text:s text:c="4"/>.then(response =&gt; response.json())</text:p>
      <text:p text:style-name="P5"><text:s text:c="4"/>.then(data =&gt; {</text:p>
      <text:p text:style-name="P5"><text:s text:c="6"/>console.log('Create Post Response:');</text:p>
      <text:p text:style-name="P5"><text:s text:c="6"/>console.log(data);</text:p>
      <text:p text:style-name="P5"><text:s text:c="4"/>})</text:p>
      <text:p text:style-name="P5"><text:s text:c="4"/>.catch(error =&gt; {</text:p>
      <text:p text:style-name="P5"><text:s text:c="6"/>console.error('Error:', error);</text:p>
      <text:p text:style-name="P5"><text:s text:c="4"/>});</text:p>
      <text:p text:style-name="P5">}</text:p>
      <text:p text:style-name="P5"/>
      <text:p text:style-name="P5">// Delete Post</text:p>
      <text:p text:style-name="P5">function deletePost() {</text:p>
      <text:p text:style-name="P5"><text:s text:c="2"/>const apiUrl = 'https://jsonplaceholder.typicode.com/posts/1';</text:p>
      <text:p text:style-name="P5"><text:s text:c="2"/>fetch(apiUrl, {</text:p>
      <text:p text:style-name="P5"><text:s text:c="4"/>method: 'DELETE'</text:p>
      <text:p text:style-name="P5"><text:s text:c="2"/>})</text:p>
      <text:p text:style-name="P5"><text:s text:c="4"/>.then(response =&gt; response.json())</text:p>
      <text:p text:style-name="P5"><text:s text:c="4"/>.then(data =&gt; {</text:p>
      <text:p text:style-name="P5"><text:s text:c="6"/>console.log('Delete Post Response:');</text:p>
      <text:p text:style-name="P5"><text:s text:c="6"/>console.log(data);</text:p>
      <text:p text:style-name="P5"><text:s text:c="4"/>})</text:p>
      <text:p text:style-name="P5"><text:s text:c="4"/>.catch(error =&gt; {</text:p>
      <text:p text:style-name="P5"><text:soft-page-break/><text:s text:c="6"/>console.error('Error:', error);</text:p>
      <text:p text:style-name="P5"><text:s text:c="4"/>});</text:p>
      <text:p text:style-name="P5">}</text:p>
      <text:p text:style-name="P5"/>
      <text:p text:style-name="P5">// Update Post</text:p>
      <text:p text:style-name="P5">function updatePost() {</text:p>
      <text:p text:style-name="P5"><text:s text:c="2"/>const apiUrl = 'https://jsonplaceholder.typicode.com/posts/1';</text:p>
      <text:p text:style-name="P5"><text:s text:c="2"/>const data = {</text:p>
      <text:p text:style-name="P5"><text:s text:c="4"/>id: 1,</text:p>
      <text:p text:style-name="P5"><text:s text:c="4"/>title: 'Updated Post',</text:p>
      <text:p text:style-name="P5"><text:s text:c="4"/>body: 'This is an updated post',</text:p>
      <text:p text:style-name="P5"><text:s text:c="4"/>userId: 1</text:p>
      <text:p text:style-name="P5"><text:s text:c="2"/>};</text:p>
      <text:p text:style-name="P5"/>
      <text:p text:style-name="P5"><text:s text:c="2"/>fetch(apiUrl, {</text:p>
      <text:p text:style-name="P5"><text:s text:c="4"/>method: 'PUT',</text:p>
      <text:p text:style-name="P5"><text:s text:c="4"/>headers: {</text:p>
      <text:p text:style-name="P5"><text:s text:c="6"/>'Content-Type': 'application/json'</text:p>
      <text:p text:style-name="P5"><text:s text:c="4"/>},</text:p>
      <text:p text:style-name="P5"><text:s text:c="4"/>body: JSON.stringify(data)</text:p>
      <text:p text:style-name="P5"><text:s text:c="2"/>})</text:p>
      <text:p text:style-name="P5"><text:s text:c="4"/>.then(response =&gt; response.json())</text:p>
      <text:p text:style-name="P5"><text:s text:c="4"/>.then(data =&gt; {</text:p>
      <text:p text:style-name="P5"><text:s text:c="6"/>console.log('Update Post Response:');</text:p>
      <text:p text:style-name="P5"><text:s text:c="6"/>console.log(data);</text:p>
      <text:p text:style-name="P5"><text:s text:c="4"/>})</text:p>
      <text:p text:style-name="P5"><text:s text:c="4"/>.catch(error =&gt; {</text:p>
      <text:p text:style-name="P5"><text:s text:c="6"/>console.error('Error:', error);</text:p>
      <text:p text:style-name="P5"><text:s text:c="4"/>});</text:p>
      <text:p text:style-name="P5">}</text:p>
      <text:p text:style-name="P2"/>
      <text:p text:style-name="P2"/>
      <text:p text:style-name="P2"/>
      <text:p text:style-name="P2"/>
      <text:p text:style-name="P6">Promise Assignments</text:p>
      <text:p text:style-name="Standard"/>
      <text:p text:style-name="P2">1 Basic Promise</text:p>
      <text:p text:style-name="P2">Write a function that returns a promise which resolves after a specified time with a success message.</text:p>
      <text:p text:style-name="P2"/>
      <text:p text:style-name="P2">Instructions:</text:p>
      <text:p text:style-name="P9">1. Create a function `wait(ms)` that returns a promise.</text:p>
      <text:p text:style-name="P9">2. The promise should resolve with a message "Completed after X milliseconds" where `X` is the input to the function.</text:p>
      <text:list xml:id="list9163400705095957674" text:style-name="L1">
        <text:list-item>
          <text:p text:style-name="P26">Test the function by calling it with different time values and logging the result.</text:p>
          <text:p text:style-name="P29">Answer:</text:p>
        </text:list-item>
      </text:list>
      <text:p text:style-name="P1">// Create a function wait(ms) that returns a promise</text:p>
      <text:p text:style-name="P1">function wait(ms) {</text:p>
      <text:p text:style-name="P1"><text:soft-page-break/><text:s text:c="2"/>return new Promise(resolve =&gt; {</text:p>
      <text:p text:style-name="P1"><text:s text:c="4"/>setTimeout(() =&gt; {</text:p>
      <text:p text:style-name="P1"><text:s text:c="6"/>resolve(`Completed after ${ms} milliseconds`);</text:p>
      <text:p text:style-name="P1"><text:s text:c="4"/>}, ms);</text:p>
      <text:p text:style-name="P1"><text:s text:c="2"/>});</text:p>
      <text:p text:style-name="P1">}</text:p>
      <text:p text:style-name="P1">wait(1000).then(result =&gt; console.log(result)); // Output: Completed after 1000 milliseconds</text:p>
      <text:p text:style-name="P1">wait(2000).then(result =&gt; console.log(result)); // Output: Completed after 2000 milliseconds</text:p>
      <text:p text:style-name="P1">wait(500).then(result =&gt; console.log(result)); // Output: Completed after 500 milliseconds</text:p>
      <text:p text:style-name="P2">2: Promise Chaining</text:p>
      <text:p text:style-name="P2">Create a series of functions that return promises and chain them together to perform a sequence of async operations.</text:p>
      <text:p text:style-name="P2"/>
      <text:p text:style-name="P2">Instructions: </text:p>
      <text:p text:style-name="P9">1. Create three functions `task1() `, `task2()`, and `task3()` that return promises.</text:p>
      <text:p text:style-name="P9">2. Each function should resolve after a certain time with a specific message (e.g., "Task 1 complete").</text:p>
      <text:p text:style-name="P9">3. Chain these functions together so they execute in sequence.</text:p>
      <text:p text:style-name="P9">4. Log each task’s completion message.</text:p>
      <text:p text:style-name="P1"/>
      <text:list xml:id="list39572584" text:continue-numbering="true" text:style-name="L1">
        <text:list-header>
          <text:p text:style-name="P29">Answer:</text:p>
        </text:list-header>
      </text:list>
      <text:p text:style-name="P20">function task1() {</text:p>
      <text:p text:style-name="P20"><text:s text:c="2"/>return new Promise(resolve =&gt; {</text:p>
      <text:p text:style-name="P20"><text:s text:c="4"/>setTimeout(() =&gt; {</text:p>
      <text:p text:style-name="P20"><text:s text:c="6"/>resolve("Task 1 complete");</text:p>
      <text:p text:style-name="P20"><text:s text:c="4"/>}, 1000);</text:p>
      <text:p text:style-name="P20"><text:s text:c="2"/>});</text:p>
      <text:p text:style-name="P20">}</text:p>
      <text:p text:style-name="P20"/>
      <text:p text:style-name="P20">function task2() {</text:p>
      <text:p text:style-name="P20"><text:s text:c="2"/>return new Promise(resolve =&gt; {</text:p>
      <text:p text:style-name="P20"><text:s text:c="4"/>setTimeout(() =&gt; {</text:p>
      <text:p text:style-name="P20"><text:s text:c="6"/>resolve("Task 2 complete");</text:p>
      <text:p text:style-name="P20"><text:s text:c="4"/>}, 2000);</text:p>
      <text:p text:style-name="P20"><text:s text:c="2"/>});</text:p>
      <text:p text:style-name="P20">}</text:p>
      <text:p text:style-name="P20"/>
      <text:p text:style-name="P20">function task3() {</text:p>
      <text:p text:style-name="P20"><text:s text:c="2"/>return new Promise(resolve =&gt; {</text:p>
      <text:p text:style-name="P20"><text:s text:c="4"/>setTimeout(() =&gt; {</text:p>
      <text:p text:style-name="P20"><text:s text:c="6"/>resolve("Task 3 complete");</text:p>
      <text:p text:style-name="P20"><text:s text:c="4"/>}, 1500);</text:p>
      <text:p text:style-name="P20"><text:s text:c="2"/>});</text:p>
      <text:p text:style-name="P20">}</text:p>
      <text:p text:style-name="P20"/>
      <text:p text:style-name="P20">// Chain the functions together</text:p>
      <text:p text:style-name="P20">task1()</text:p>
      <text:p text:style-name="P20"><text:s text:c="2"/>.then(result =&gt; {</text:p>
      <text:p text:style-name="P20"><text:soft-page-break/><text:s text:c="4"/>console.log(result); // Output: Task 1 complete</text:p>
      <text:p text:style-name="P20"><text:s text:c="4"/>return task2();</text:p>
      <text:p text:style-name="P20"><text:s text:c="2"/>})</text:p>
      <text:p text:style-name="P20"><text:s text:c="2"/>.then(result =&gt; {</text:p>
      <text:p text:style-name="P20"><text:s text:c="4"/>console.log(result); // Output: Task 2 complete</text:p>
      <text:p text:style-name="P20"><text:s text:c="4"/>return task3();</text:p>
      <text:p text:style-name="P20"><text:s text:c="2"/>})</text:p>
      <text:p text:style-name="P20"><text:s text:c="2"/>.then(result =&gt; {</text:p>
      <text:p text:style-name="P20"><text:s text:c="4"/>console.log(result); // Output: Task 3 complete</text:p>
      <text:p text:style-name="P20"><text:s text:c="2"/>});</text:p>
      <text:p text:style-name="P2">3: Handling Errors</text:p>
      <text:p text:style-name="P2">Write a promise that simulates an error condition and handle it using `catch()`.</text:p>
      <text:p text:style-name="P2"/>
      <text:p text:style-name="P2">Instructions: </text:p>
      <text:p text:style-name="P9">1. Create a function `errorProneTask()` that returns a promise.</text:p>
      <text:p text:style-name="P9">2. The promise should randomly either resolve with a success message or reject with an error message.</text:p>
      <text:list xml:id="list2645296364464857422" text:style-name="L2">
        <text:list-item>
          <text:p text:style-name="P27">Handle both the success and error cases using `then()` and `catch()`.</text:p>
          <text:p text:style-name="P30">Answer:</text:p>
          <text:p text:style-name="P32"/>
        </text:list-item>
      </text:list>
      <text:p text:style-name="P20">function errorProneTask() {</text:p>
      <text:p text:style-name="P20"><text:s text:c="2"/>return new Promise((resolve, reject) =&gt; {</text:p>
      <text:p text:style-name="P20"><text:s text:c="4"/>const randomBoolean = Math.random() &lt; 0.5; // 50% chance of error</text:p>
      <text:p text:style-name="P20"><text:s text:c="4"/>setTimeout(() =&gt; {</text:p>
      <text:p text:style-name="P20"><text:s text:c="6"/>if (randomBoolean) {</text:p>
      <text:p text:style-name="P20"><text:s text:c="8"/>resolve("Task completed successfully!");</text:p>
      <text:p text:style-name="P20"><text:s text:c="6"/>} else {</text:p>
      <text:p text:style-name="P20"><text:s text:c="8"/>reject("Error: Task failed!");</text:p>
      <text:p text:style-name="P20"><text:s text:c="6"/>}</text:p>
      <text:p text:style-name="P20"><text:s text:c="4"/>}, 1000);</text:p>
      <text:p text:style-name="P20"><text:s text:c="2"/>});</text:p>
      <text:p text:style-name="P20">}</text:p>
      <text:p text:style-name="P20">errorProneTask()</text:p>
      <text:p text:style-name="P20"><text:s/>.then(result =&gt; {</text:p>
      <text:p text:style-name="P20"><text:s text:c="4"/>console.log(result); // Output: Task completed successfully! (or nothing if error)</text:p>
      <text:p text:style-name="P20"><text:s text:c="2"/>})</text:p>
      <text:p text:style-name="P20"><text:s/>.catch(error =&gt; {</text:p>
      <text:p text:style-name="P20"><text:s text:c="4"/>console.error(error); // Output: Error: Task failed! (or nothing if success)</text:p>
      <text:p text:style-name="P20"><text:s text:c="2"/>});</text:p>
      <text:p text:style-name="P1"/>
      <text:p text:style-name="P2">Assignment 4: Using `Promise.all()`</text:p>
      <text:p text:style-name="P2">Create multiple promises and use `Promise.all()` to wait for all of them to complete.</text:p>
      <text:p text:style-name="P2"/>
      <text:p text:style-name="P2"><text:s/>Instructions: </text:p>
      <text:p text:style-name="P9">1. Create three functions `taskA()`, `taskB()`, and `taskC()` that return promises.</text:p>
      <text:p text:style-name="P9">2. Each function should resolve after a certain time with a specific message.</text:p>
      <text:list xml:id="list6167470010003870133" text:style-name="L3">
        <text:list-item>
          <text:p text:style-name="P28">Use `Promise.all()` to execute these tasks concurrently and log the results once all tasks are complete.</text:p>
          <text:p text:style-name="P31"><text:soft-page-break/>Answer:</text:p>
          <text:p text:style-name="P24"/>
        </text:list-item>
      </text:list>
      <text:p text:style-name="P1">// Create three functions that return promises</text:p>
      <text:p text:style-name="P1">function taskA() {</text:p>
      <text:p text:style-name="P1"><text:s text:c="2"/>return new Promise(resolve =&gt; {</text:p>
      <text:p text:style-name="P1"><text:s text:c="4"/>setTimeout(() =&gt; {</text:p>
      <text:p text:style-name="P1"><text:s text:c="6"/>resolve("Task A complete");</text:p>
      <text:p text:style-name="P1"><text:s text:c="4"/>}, 1000);</text:p>
      <text:p text:style-name="P1"><text:s text:c="2"/>});</text:p>
      <text:p text:style-name="P1">}</text:p>
      <text:p text:style-name="P1"/>
      <text:p text:style-name="P1">function taskB() {</text:p>
      <text:p text:style-name="P1"><text:s text:c="2"/>return new Promise(resolve =&gt; {</text:p>
      <text:p text:style-name="P1"><text:s text:c="4"/>setTimeout(() =&gt; {</text:p>
      <text:p text:style-name="P1"><text:s text:c="6"/>resolve("Task B complete");</text:p>
      <text:p text:style-name="P1"><text:s text:c="4"/>}, 2000);</text:p>
      <text:p text:style-name="P1"><text:s text:c="2"/>});</text:p>
      <text:p text:style-name="P1">}</text:p>
      <text:p text:style-name="P1"/>
      <text:p text:style-name="P1">function taskC() {</text:p>
      <text:p text:style-name="P1"><text:s text:c="2"/>return new Promise(resolve =&gt; {</text:p>
      <text:p text:style-name="P1"><text:s text:c="4"/>setTimeout(() =&gt; {</text:p>
      <text:p text:style-name="P1"><text:s text:c="6"/>resolve("Task C complete");</text:p>
      <text:p text:style-name="P1"><text:s text:c="4"/>}, 1500);</text:p>
      <text:p text:style-name="P1"><text:s text:c="2"/>});</text:p>
      <text:p text:style-name="P1">}</text:p>
      <text:p text:style-name="P1"/>
      <text:p text:style-name="P1">// Use Promise.all() to execute the tasks concurrently</text:p>
      <text:p text:style-name="P1">Promise.all([taskA(), taskB(), taskC()])</text:p>
      <text:p text:style-name="P1"><text:s/>.then(results =&gt; {</text:p>
      <text:p text:style-name="P1"><text:s text:c="4"/>console.log(results); // Output: ["Task A complete", "Task B complete", "Task C complete"]</text:p>
      <text:p text:style-name="P1"><text:s text:c="2"/>})</text:p>
      <text:p text:style-name="P1"><text:s/>.catch(error =&gt; {</text:p>
      <text:p text:style-name="P1"><text:s text:c="4"/>console.error(error); // Handle any errors that occur</text:p>
      <text:p text:style-name="P1"><text:s text:c="2"/>});</text:p>
      <text:p text:style-name="P6">Async Await Assignments</text:p>
      <text:p text:style-name="Standard"/>
      <text:p text:style-name="Standard"/>
      <text:p text:style-name="P2">Assignment 1: Basic Async/Await</text:p>
      <text:p text:style-name="P2">Understand how to use async/await with simple functions.</text:p>
      <text:p text:style-name="P2"/>
      <text:p text:style-name="P2">Instructions: </text:p>
      <text:p text:style-name="P2">1. Create an async function named `fetchData`.</text:p>
      <text:p text:style-name="P2">2. Inside the function, use `setTimeout` to simulate fetching data from a server. Use `await` to wait for 2 seconds.</text:p>
      <text:p text:style-name="P2">3. After 2 seconds, log a message to the console saying, "Data fetched!".</text:p>
      <text:p text:style-name="P2">4. Call the `fetchData` function and observe the output.</text:p>
      <text:list xml:id="list39569549" text:continue-list="list39572584" text:style-name="L1">
        <text:list-header>
          <text:p text:style-name="P29"><text:soft-page-break/>Answer:</text:p>
        </text:list-header>
      </text:list>
      <text:p text:style-name="P1"/>
      <text:p text:style-name="P1">async function fetchData() {</text:p>
      <text:p text:style-name="P1"/>
      <text:p text:style-name="P1"><text:s text:c="2"/>await new Promise(resolve =&gt; setTimeout(resolve, 2000));</text:p>
      <text:p text:style-name="P1"/>
      <text:p text:style-name="P1"><text:s text:c="2"/>console.log("Data fetched!");</text:p>
      <text:p text:style-name="P1">}</text:p>
      <text:p text:style-name="P1"/>
      <text:p text:style-name="P1">fetchData();</text:p>
      <text:p text:style-name="P2">Assignment 2: Handling API Requests</text:p>
      <text:p text:style-name="P2">Use async/await to handle real API requests.</text:p>
      <text:p text:style-name="P2"/>
      <text:p text:style-name="P2">Instructions: </text:p>
      <text:p text:style-name="P2">1. Create an async function named `getUserData`.</text:p>
      <text:p text:style-name="Standard"><text:span text:style-name="T2">2. Use the `fetch` API to make a GET request to `</text:span><text:a xlink:type="simple" xlink:href="https://secure-web.cisco.com/1d12ZQ_iXZWsWwR6qzaHKfYAyaCVT9WrizwEjEJ-f9sNgUhZ1nGhrKAhWWRTXIJNw8YmkLsWuGGwNNaQd5UAQeH9GOERdMpAyPHW6XgK2x77_xdTgX30aNhkqSMDorxpTHVSZpStNCd3QJq1jp4aCAB0IIOgCbo3rR169E4IXySTzy65A4V9fWGMTm8IacA93nosmez_AW9l9JI_1LIn3JLXgjs--oyz4ElYAiyREi0sqQpca9rnBUNoojkg58ew2i1MRhVOmrAkdrR6dbWKxEPSivLL_CyuxfyqI_p_bebh3za3tMsgDJtTSiXls7keZCMLkfBejJmVdX8k1hZuXX5jouYeqBDXTLryHzu90KKn9_q3TRJAPH5W33nA4cfOSCf50bPCxgYaU-vnVEt8RBg/https%3A%2F%2Fjsonplaceholder.typicode.com%2Fusers%2F1%60" text:style-name="Internet_20_link" text:visited-style-name="Visited_20_Internet_20_Link"><text:span text:style-name="T2">https://jsonplaceholder.typicode.com/users/1`</text:span></text:a><text:span text:style-name="T2">.</text:span></text:p>
      <text:p text:style-name="P2">3. Use `await` to wait for the response and convert it to JSON.</text:p>
      <text:p text:style-name="P2">4. Log the user data to the console.</text:p>
      <text:p text:style-name="P2">5. Call the `getUserData` function and observe the output.</text:p>
      <text:list xml:id="list39569062" text:continue-numbering="true" text:style-name="L1">
        <text:list-header>
          <text:p text:style-name="P29">Answer:</text:p>
        </text:list-header>
      </text:list>
      <text:p text:style-name="P1">async function getUserData() {</text:p>
      <text:p text:style-name="P1"><text:s text:c="2"/>try {</text:p>
      <text:p text:style-name="P1"/>
      <text:p text:style-name="P1"><text:s text:c="4"/>const response = await fetch('https://jsonplaceholder.typicode.com/users/1');</text:p>
      <text:p text:style-name="P1"><text:s text:c="4"/>const userData = await response.json();</text:p>
      <text:p text:style-name="P1"/>
      <text:p text:style-name="P1"><text:s text:c="4"/>console.log(userData);</text:p>
      <text:p text:style-name="P1"><text:s text:c="2"/>} catch (error) {</text:p>
      <text:p text:style-name="P1"><text:s text:c="4"/>console.error(error); // Handle any errors that occur</text:p>
      <text:p text:style-name="P1"><text:s text:c="2"/>}</text:p>
      <text:p text:style-name="P1">}</text:p>
      <text:p text:style-name="P1">getUserData();</text:p>
      <text:p text:style-name="P2">Assignment 3: Error Handling</text:p>
      <text:p text:style-name="P2">Handle errors in async functions using try/catch.</text:p>
      <text:p text:style-name="P2"/>
      <text:p text:style-name="P2">Instructions: </text:p>
      <text:p text:style-name="P2">1. Modify the `getUserData` function from Assignment 2.</text:p>
      <text:p text:style-name="P2">2. Wrap the `fetch` call and the subsequent code in a try/catch block.</text:p>
      <text:p text:style-name="P2">3. In the catch block, log an error message to the console if the request fails.</text:p>
      <text:p text:style-name="P2">4. Test the function by modifying the URL to an invalid one and observing the output.</text:p>
      <text:list xml:id="list39550002" text:continue-numbering="true" text:style-name="L1">
        <text:list-header>
          <text:p text:style-name="P29">Answer:</text:p>
        </text:list-header>
      </text:list>
      <text:p text:style-name="P1">async function getUserData() {</text:p>
      <text:p text:style-name="P1"><text:s text:c="2"/>try {</text:p>
      <text:p text:style-name="P1"><text:s text:c="4"/></text:p>
      <text:p text:style-name="P1"><text:s text:c="4"/>const response = await fetch('https://jsonplaceholder.typicode.com/invalid-url');</text:p>
      <text:p text:style-name="P1"/>
      <text:p text:style-name="P1"><text:s text:c="4"/>// Use `await` to wait for the response and convert it to JSON</text:p>
      <text:p text:style-name="P1"><text:s text:c="4"/>const userData = await response.json();</text:p>
      <text:p text:style-name="P1"><text:soft-page-break/><text:s text:c="4"/>console.log(userData);</text:p>
      <text:p text:style-name="P1"><text:s text:c="2"/>} catch (error) {</text:p>
      <text:p text:style-name="P1"><text:s text:c="3"/></text:p>
      <text:p text:style-name="P1"><text:s text:c="4"/>console.error('Error fetching user data:', error);</text:p>
      <text:p text:style-name="P1"><text:s text:c="2"/>}</text:p>
      <text:p text:style-name="P1">}</text:p>
      <text:p text:style-name="P1"/>
      <text:p text:style-name="P1">getUserData();</text:p>
      <text:p text:style-name="P2">Assignment 4: Chaining Async Functions</text:p>
      <text:p text:style-name="P2">Chain multiple async functions together.</text:p>
      <text:p text:style-name="P2"/>
      <text:p text:style-name="P2">Instructions: </text:p>
      <text:p text:style-name="P2">1. Create two async functions, `fetchPosts` and `fetchComments`.</text:p>
      <text:p text:style-name="Standard"><text:span text:style-name="T2">2. In `fetchPosts`, use the `fetch` API to get posts from `</text:span><text:a xlink:type="simple" xlink:href="https://secure-web.cisco.com/1AC3_h8uJBhF1pEGRihYkQ92ZYLsFbUhzOK9VWJYv5Qe73D60QpAMD3mnlfxIitEL-yYBTsc-Y0-f63alf49ICinA0272lgjoRCQ0zxrj0wJKH4JMd9DfikUx4_LM6ak-3_wGCGAQqJL58-uXKtaQ62ppnxhBj5ADyofpusiPXGDaLxS7vst0xp5CBm6Y5KyINWTcbs5LaCAuQCYq64FZ-MN_89mRB_LkWit0jwNyRGl41IMoWyIs4G2Y8KQyF2n5rW9umqifFGTE888Id4ema_H2qhAgf8TWgewxHW-3ZLulnfmRdxCvjBcJQozPRZ2FWz_C7ui22rSM5HQv3m0iHqZZ8jPeqO3K42MNvuTOv7p6MVLKInP-OHH4l3cP6bXsjrWBAohQxUpMgZcFw2eUDw/https%3A%2F%2Fjsonplaceholder.typicode.com%2Fposts%60" text:style-name="Internet_20_link" text:visited-style-name="Visited_20_Internet_20_Link"><text:span text:style-name="T2">https://jsonplaceholder.typicode.com/posts`</text:span></text:a><text:span text:style-name="T2">.</text:span></text:p>
      <text:p text:style-name="Standard"><text:span text:style-name="T2">3. In `fetchComments`, use the `fetch` API to get comments for a specific post from `</text:span><text:a xlink:type="simple" xlink:href="https://secure-web.cisco.com/1YKam51r8waAE-MhxGmeV7pRPc4u1egUfsy0WsQtm8YrSWF7S4wR0wPvVTNcYRpHuwg14tvQ26gE3HJVVi643fn12jiwWxWGAicHgrcRMRvB9TfRydUgZn6z6hX6YOBZtyyl6pmWeGx-g_9TzTnuNEQVFUu2c629h7IpHu8OWD2nwKgKUH0lSPA0f-d-qdWXvv7o3TluoUGQAZScnrh7xh4GNnw6y2mM40LFPrQv1iWefApyt-6QtOs7ZPCioA0yFIpvKg1LKgSiECebVtPYUDVqrRsqOcrjtSD-NrJrybTmsmbYqB9Hl2bvXLioYtKhI-CtakxDB7tbJH-6Le0zGcyFbN8XazL5IHl_MKN8qAKEUJBT4CGZ9eX1hM0tLumfQRzY-bSHlB_zbPfCsEi-XVg/https%3A%2F%2Fjsonplaceholder.typicode.com%2Fcomments%3FpostId%3D1%60" text:style-name="Internet_20_link" text:visited-style-name="Visited_20_Internet_20_Link"><text:span text:style-name="T2">https://jsonplaceholder.typicode.com/comments?postId=1`</text:span></text:a><text:span text:style-name="T2">.</text:span></text:p>
      <text:p text:style-name="P2">4. Create a third async function named `fetchAllData` that uses `await` to call both `fetchPosts` and `fetchComments`.</text:p>
      <text:p text:style-name="P2">5. Log the combined data from both functions to the console.</text:p>
      <text:p text:style-name="P2">6. Call `fetchAllData` and observe the output.</text:p>
      <text:list xml:id="list39570885" text:continue-numbering="true" text:style-name="L1">
        <text:list-header>
          <text:p text:style-name="P29">Answer:</text:p>
        </text:list-header>
      </text:list>
      <text:p text:style-name="P1">async function fetchPosts() {</text:p>
      <text:p text:style-name="P1"><text:s text:c="2"/>try {</text:p>
      <text:p text:style-name="P1"><text:s text:c="4"/>const response = await fetch('https://jsonplaceholder.typicode.com/posts');</text:p>
      <text:p text:style-name="P1"><text:s text:c="4"/>return await response.json();</text:p>
      <text:p text:style-name="P1"><text:s text:c="2"/>} catch (error) {</text:p>
      <text:p text:style-name="P1"><text:s text:c="4"/>console.error('Error fetching posts:', error);</text:p>
      <text:p text:style-name="P1"><text:s text:c="2"/>}</text:p>
      <text:p text:style-name="P1">}</text:p>
      <text:p text:style-name="P1"/>
      <text:p text:style-name="P1">async function fetchComments(postId) {</text:p>
      <text:p text:style-name="P1"><text:s text:c="2"/>try {</text:p>
      <text:p text:style-name="P1"><text:s text:c="4"/>const response = await fetch(`https://jsonplaceholder.typicode.com/comments?postId=${postId}`);</text:p>
      <text:p text:style-name="P1"><text:s text:c="4"/>return await response.json();</text:p>
      <text:p text:style-name="P1"><text:s text:c="2"/>} catch (error) {</text:p>
      <text:p text:style-name="P1"><text:s text:c="4"/>console.error('Error fetching comments:', error);</text:p>
      <text:p text:style-name="P1"><text:s text:c="2"/>}</text:p>
      <text:p text:style-name="P1">}</text:p>
      <text:p text:style-name="P1"/>
      <text:p text:style-name="P1"/>
      <text:p text:style-name="P1">async function fetchAllData() {</text:p>
      <text:p text:style-name="P1"><text:s text:c="2"/>try {</text:p>
      <text:p text:style-name="P1"><text:s text:c="4"/>// Use `await` to call both `fetchPosts` and `fetchComments`</text:p>
      <text:p text:style-name="P1"><text:s text:c="4"/>const posts = await fetchPosts();</text:p>
      <text:p text:style-name="P1"><text:s text:c="4"/>const comments = await fetchComments(1);</text:p>
      <text:p text:style-name="P1"/>
      <text:p text:style-name="P1"><text:s text:c="4"/>// Log the combined data from both functions to the console</text:p>
      <text:p text:style-name="P1"><text:s text:c="4"/>console.log('Posts:', posts);</text:p>
      <text:p text:style-name="P1"><text:soft-page-break/><text:s text:c="4"/>console.log('Comments:', comments);</text:p>
      <text:p text:style-name="P1"><text:s text:c="2"/>} catch (error) {</text:p>
      <text:p text:style-name="P1"><text:s text:c="4"/>console.error('Error fetching all data:', error);</text:p>
      <text:p text:style-name="P1"><text:s text:c="2"/>}</text:p>
      <text:p text:style-name="P1">}</text:p>
      <text:p text:style-name="P1"/>
      <text:p text:style-name="P1">fetchAllData();</text:p>
      <text:p text:style-name="P2">Assignment 5: Parallel Execution</text:p>
      <text:p text:style-name="P2">Execute multiple asynchronous operations in parallel using `Promise.all`.</text:p>
      <text:p text:style-name="P2"/>
      <text:p text:style-name="P2">Instructions: </text:p>
      <text:p text:style-name="P2">1. Modify the `fetchAllData` function from Assignment 4.</text:p>
      <text:p text:style-name="P2">2. Instead of awaiting each function one after another, use `Promise.all` to execute `fetchPosts` and `fetchComments` in parallel.</text:p>
      <text:p text:style-name="P2">3. Log the combined data to the console once both promises are resolved.</text:p>
      <text:p text:style-name="P2">4. Call `fetchAllData` and observe the output.</text:p>
      <text:list xml:id="list39566696" text:continue-numbering="true" text:style-name="L1">
        <text:list-header>
          <text:p text:style-name="P29">Answer:</text:p>
        </text:list-header>
      </text:list>
      <text:p text:style-name="P5">async function fetchAllData() {</text:p>
      <text:p text:style-name="P5"><text:s text:c="2"/>try {</text:p>
      <text:p text:style-name="P5"><text:s text:c="4"/>// Use `Promise.all` to execute `fetchPosts` and `fetchComments` in parallel</text:p>
      <text:p text:style-name="P5"><text:s text:c="4"/>const [posts, comments] = await Promise.all([</text:p>
      <text:p text:style-name="P5"><text:s text:c="6"/>fetchPosts(),</text:p>
      <text:p text:style-name="P5"><text:s text:c="6"/>fetchComments(1)</text:p>
      <text:p text:style-name="P5"><text:s text:c="4"/>]);</text:p>
      <text:p text:style-name="P5"/>
      <text:p text:style-name="P5"><text:s text:c="4"/>// Log the combined data to the console once both promises are resolved</text:p>
      <text:p text:style-name="P5"><text:s text:c="4"/>console.log('Posts:', posts);</text:p>
      <text:p text:style-name="P5"><text:s text:c="4"/>console.log('Comments:', comments);</text:p>
      <text:p text:style-name="P5"><text:s text:c="2"/>} catch (error) {</text:p>
      <text:p text:style-name="P5"><text:s text:c="4"/>console.error('Error fetching all data:', error);</text:p>
      <text:p text:style-name="P5"><text:s text:c="2"/>}</text:p>
      <text:p text:style-name="P5">}</text:p>
      <text:p text:style-name="P5">fetchAllData();</text:p>
      <text:p text:style-name="P7">Assignment: To-Do application</text:p>
      <text:p text:style-name="P2"/>
      <text:p text:style-name="P2">Develop a To-Do application that allows users to manage their tasks efficiently. Application should provide functionality for users to add new to-dos, remove already added to-do. Added to-dos should be displayed on the html page.</text:p>
      <text:p text:style-name="P4">Required HTML and CSS are given below, you must write javascript code in a separate javascript file and link them together.</text:p>
      <text:p text:style-name="P2"/>
      <text:p text:style-name="P2">html</text:p>
      <text:p text:style-name="P12"><text:span text:style-name="T3">&lt;!</text:span><text:span text:style-name="T4">DOCTYPE html</text:span><text:span text:style-name="T3">&gt;</text:span></text:p>
      <text:p text:style-name="P12"><text:span text:style-name="T3">&lt;html</text:span><text:span text:style-name="T4"> </text:span><text:span text:style-name="T5">lang</text:span><text:span text:style-name="T4">=</text:span><text:span text:style-name="T6">"en"</text:span><text:span text:style-name="T3">&gt;</text:span></text:p>
      <text:p text:style-name="P13">&lt;head&gt;</text:p>
      <text:p text:style-name="P12"><text:span text:style-name="T4">    </text:span><text:span text:style-name="T3">&lt;meta</text:span><text:span text:style-name="T4"> </text:span><text:span text:style-name="T5">charset</text:span><text:span text:style-name="T4">=</text:span><text:span text:style-name="T6">"UTF-8"</text:span><text:span text:style-name="T3">&gt;</text:span></text:p>
      <text:p text:style-name="P12"><text:span text:style-name="T4">    </text:span><text:span text:style-name="T3">&lt;meta</text:span><text:span text:style-name="T4"> </text:span><text:span text:style-name="T5">name</text:span><text:span text:style-name="T4">=</text:span><text:span text:style-name="T6">"viewport"</text:span><text:span text:style-name="T4"> </text:span><text:span text:style-name="T5">content</text:span><text:span text:style-name="T4">=</text:span><text:span text:style-name="T6">"width=device-width, initial-scale=1.0"</text:span><text:span text:style-name="T3">&gt;</text:span></text:p>
      <text:p text:style-name="P12"><text:soft-page-break/><text:span text:style-name="T4">    </text:span><text:span text:style-name="T3">&lt;title&gt;</text:span><text:span text:style-name="T4">To-Do List</text:span><text:span text:style-name="T3">&lt;/title&gt;</text:span></text:p>
      <text:p text:style-name="P12"><text:span text:style-name="T4">    </text:span><text:span text:style-name="T3">&lt;style&gt;</text:span></text:p>
      <text:p text:style-name="P12"><text:span text:style-name="T4">        </text:span><text:span text:style-name="T3">.container</text:span><text:span text:style-name="T4"> {</text:span></text:p>
      <text:p text:style-name="P12"><text:span text:style-name="T4">            </text:span><text:span text:style-name="T5">width</text:span><text:span text:style-name="T4">: </text:span><text:span text:style-name="T7">300px</text:span><text:span text:style-name="T4">;</text:span></text:p>
      <text:p text:style-name="P12"><text:span text:style-name="T4">            </text:span><text:span text:style-name="T5">margin</text:span><text:span text:style-name="T4">: </text:span><text:span text:style-name="T7">0</text:span><text:span text:style-name="T4"> </text:span><text:span text:style-name="T8">auto</text:span><text:span text:style-name="T4">;</text:span></text:p>
      <text:p text:style-name="P12"><text:span text:style-name="T4">            </text:span><text:span text:style-name="T5">text-align</text:span><text:span text:style-name="T4">: </text:span><text:span text:style-name="T8">center</text:span><text:span text:style-name="T4">;</text:span></text:p>
      <text:p text:style-name="P14">        }</text:p>
      <text:p text:style-name="P12"><text:span text:style-name="T4">        </text:span><text:span text:style-name="T3">ul</text:span><text:span text:style-name="T4"> {</text:span></text:p>
      <text:p text:style-name="P12"><text:span text:style-name="T4">            </text:span><text:span text:style-name="T5">list-style-type</text:span><text:span text:style-name="T4">: </text:span><text:span text:style-name="T8">none</text:span><text:span text:style-name="T4">;</text:span></text:p>
      <text:p text:style-name="P12"><text:span text:style-name="T4">            </text:span><text:span text:style-name="T5">padding</text:span><text:span text:style-name="T4">: </text:span><text:span text:style-name="T7">0</text:span><text:span text:style-name="T4">;</text:span></text:p>
      <text:p text:style-name="P14">        }</text:p>
      <text:p text:style-name="P12"><text:span text:style-name="T4">        </text:span><text:span text:style-name="T3">li</text:span><text:span text:style-name="T4"> {</text:span></text:p>
      <text:p text:style-name="P12"><text:span text:style-name="T4">            </text:span><text:span text:style-name="T5">display</text:span><text:span text:style-name="T4">: </text:span><text:span text:style-name="T8">flex</text:span><text:span text:style-name="T4">;</text:span></text:p>
      <text:p text:style-name="P12"><text:span text:style-name="T4">            </text:span><text:span text:style-name="T5">justify-content</text:span><text:span text:style-name="T4">: </text:span><text:span text:style-name="T8">space-between</text:span><text:span text:style-name="T4">;</text:span></text:p>
      <text:p text:style-name="P12"><text:span text:style-name="T4">            </text:span><text:span text:style-name="T5">padding</text:span><text:span text:style-name="T4">: </text:span><text:span text:style-name="T7">8px</text:span><text:span text:style-name="T4">;</text:span></text:p>
      <text:p text:style-name="P12"><text:span text:style-name="T4">            </text:span><text:span text:style-name="T5">background-color</text:span><text:span text:style-name="T4">: </text:span><text:span text:style-name="T8">#f3f3f3</text:span><text:span text:style-name="T4">;</text:span></text:p>
      <text:p text:style-name="P12"><text:span text:style-name="T4">            </text:span><text:span text:style-name="T5">margin-bottom</text:span><text:span text:style-name="T4">: </text:span><text:span text:style-name="T7">5px</text:span><text:span text:style-name="T4">;</text:span></text:p>
      <text:p text:style-name="P14">        }</text:p>
      <text:p text:style-name="P12"><text:span text:style-name="T4">    </text:span><text:span text:style-name="T3">&lt;/style&gt;</text:span></text:p>
      <text:p text:style-name="P13">&lt;/head&gt;</text:p>
      <text:p text:style-name="P13">&lt;body&gt;</text:p>
      <text:p text:style-name="P12"><text:span text:style-name="T4">    </text:span><text:span text:style-name="T3">&lt;div</text:span><text:span text:style-name="T4"> </text:span><text:span text:style-name="T5">class</text:span><text:span text:style-name="T4">=</text:span><text:span text:style-name="T6">"container"</text:span><text:span text:style-name="T3">&gt;</text:span></text:p>
      <text:p text:style-name="P12"><text:span text:style-name="T4">        </text:span><text:span text:style-name="T3">&lt;h1&gt;</text:span><text:span text:style-name="T4">To-Do List</text:span><text:span text:style-name="T3">&lt;/h1&gt;</text:span></text:p>
      <text:p text:style-name="P12"><text:span text:style-name="T4">        </text:span><text:span text:style-name="T3">&lt;input</text:span><text:span text:style-name="T4"> </text:span><text:span text:style-name="T5">type</text:span><text:span text:style-name="T4">=</text:span><text:span text:style-name="T6">"text"</text:span><text:span text:style-name="T4"> </text:span><text:span text:style-name="T5">id</text:span><text:span text:style-name="T4">=</text:span><text:span text:style-name="T6">"todokInput"</text:span><text:span text:style-name="T4"> </text:span><text:span text:style-name="T5">placeholder</text:span><text:span text:style-name="T4">=</text:span><text:span text:style-name="T6">"Add a new todo"</text:span><text:span text:style-name="T3">&gt;</text:span></text:p>
      <text:p text:style-name="P12"><text:span text:style-name="T4">        </text:span><text:span text:style-name="T3">&lt;button</text:span><text:span text:style-name="T4"> </text:span><text:span text:style-name="T5">id</text:span><text:span text:style-name="T4">=</text:span><text:span text:style-name="T6">"addTodoButton"</text:span><text:span text:style-name="T3">&gt;</text:span><text:span text:style-name="T4">Add Todo</text:span><text:span text:style-name="T3">&lt;/button&gt;</text:span></text:p>
      <text:p text:style-name="P12"><text:span text:style-name="T4">        </text:span><text:span text:style-name="T3">&lt;ul</text:span><text:span text:style-name="T4"> </text:span><text:span text:style-name="T5">id</text:span><text:span text:style-name="T4">=</text:span><text:span text:style-name="T6">"todoList"</text:span><text:span text:style-name="T3">&gt;&lt;/ul&gt;</text:span></text:p>
      <text:p text:style-name="P12"><text:span text:style-name="T4">    </text:span><text:span text:style-name="T3">&lt;/div&gt;</text:span></text:p>
      <text:p text:style-name="P13">&lt;/body&gt;</text:p>
      <text:p text:style-name="P13">&lt;/html&gt;</text:p>
      <text:p text:style-name="P13"/>
      <text:p text:style-name="P13"/>
      <text:p text:style-name="P13"/>
      <text:p text:style-name="P13"/>
      <text:p text:style-name="P13">Answer:</text:p>
      <text:p text:style-name="P13">script.js</text:p>
      <text:p text:style-name="P33">document.addEventListener('DOMContentLoaded', function() {</text:p>
      <text:p text:style-name="P33"><text:s text:c="2"/>var input = document.getElementById("todoInput");</text:p>
      <text:p text:style-name="P33"><text:s text:c="2"/>var button = document.getElementById("addTodoButton");</text:p>
      <text:p text:style-name="P33"><text:s text:c="2"/>var ulist = document.getElementById("todoList");</text:p>
      <text:p text:style-name="P33"/>
      <text:p text:style-name="P33"><text:s text:c="2"/>button.addEventListener("click", function() {</text:p>
      <text:p text:style-name="P33"><text:s text:c="4"/>var li = document.createElement("li");</text:p>
      <text:p text:style-name="P33"><text:s text:c="4"/>var remove = document.createElement("button");</text:p>
      <text:p text:style-name="P33"><text:s text:c="4"/>remove.textContent = "Remove";</text:p>
      <text:p text:style-name="P33"><text:s text:c="4"/>li.textContent = input.value.trim(); </text:p>
      <text:p text:style-name="P33"><text:s text:c="4"/>if (li.textContent !== '') {</text:p>
      <text:p text:style-name="P33"><text:s text:c="6"/>ulist.appendChild(li); </text:p>
      <text:p text:style-name="P33"><text:s text:c="6"/>li.appendChild(remove);</text:p>
      <text:p text:style-name="P33"><text:s text:c="6"/>input.value = ''; </text:p>
      <text:p text:style-name="P33"/>
      <text:p text:style-name="P33"><text:soft-page-break/><text:s text:c="6"/>// Add event listener to remove button</text:p>
      <text:p text:style-name="P33"><text:s text:c="6"/>remove.addEventListener("click", function() {</text:p>
      <text:p text:style-name="P33"><text:s text:c="8"/>ulist.removeChild(li);</text:p>
      <text:p text:style-name="P33"><text:s text:c="6"/>});</text:p>
      <text:p text:style-name="P33"><text:s text:c="4"/>}</text:p>
      <text:p text:style-name="P33"><text:s text:c="2"/>});</text:p>
      <text:p text:style-name="P33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Calibri" style:letter-kerning="true" style:font-name-complex="Calibri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jeet Gole</meta:initial-creator>
    <dc:creator>Shubham Shejwal</dc:creator>
    <meta:editing-cycles>60</meta:editing-cycles>
    <meta:creation-date>2024-07-01T06:14:00</meta:creation-date>
    <dc:date>2024-07-22T19:30:29.31</dc:date>
    <meta:editing-duration>PT2H49M59S</meta:editing-duration>
    <meta:generator>OpenOffice/4.1.11$Win32 OpenOffice.org_project/4111m1$Build-9808</meta:generator>
    <meta:document-statistic meta:table-count="0" meta:image-count="0" meta:object-count="0" meta:page-count="44" meta:paragraph-count="1581" meta:word-count="6611" meta:character-count="538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